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11">
            <text:p>31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84">
            <text:p>38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2">
            <text:p>52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825">
            <text:p>298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896">
            <text:p>298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735">
            <text:p>3073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5-02">
            <text:p>2021-05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8 - 1.07)">
            <text:p>(0.78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277.25">
            <text:p>277.2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11726778158372">
            <text:p>0.0111726778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393490366654">
            <text:p>1.0393490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30.625">
            <text:p>230.625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0912354616662711">
            <text:p>0.0091235462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3209556020872">
            <text:p>1.0320955602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46.5">
            <text:p>546.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20363677013079">
            <text:p>0.020363677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720856410551">
            <text:p>1.0720856411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34.38381883238">
            <text:p>34.383818832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419">
            <text:p>27419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579.125">
            <text:p>579.12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11213027462708">
            <text:p>0.0211213027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7479893409416">
            <text:p>1.0747989341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3.1628107863816">
            <text:p>33.162810786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344">
            <text:p>25344</text:p>
          </table:table-cell>
          <table:table-cell office:value-type="float" office:value="540.875">
            <text:p>540.875</text:p>
          </table:table-cell>
          <table:table-cell office:value-type="float" office:value="162.75">
            <text:p>162.75</text:p>
          </table:table-cell>
          <table:table-cell office:value-type="float" office:value="666.5">
            <text:p>666.5</text:p>
          </table:table-cell>
          <table:table-cell office:value-type="float" office:value="0.0403788727136991">
            <text:p>0.0403788727</text:p>
          </table:table-cell>
          <table:table-cell office:value-type="float" office:value="0.00893592488881568">
            <text:p>0.0089359249</text:p>
          </table:table-cell>
          <table:table-cell office:value-type="float" office:value="0.0262981376262626">
            <text:p>0.0262981376</text:p>
          </table:table-cell>
          <table:table-cell office:value-type="float" office:value="1.14452174308674">
            <text:p>1.1445217431</text:p>
          </table:table-cell>
          <table:table-cell office:value-type="float" office:value="1.03143224458795">
            <text:p>1.0314322446</text:p>
          </table:table-cell>
          <table:table-cell office:value-type="float" office:value="1.09339900209543">
            <text:p>1.0933990021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6.7023467319645">
            <text:p>26.70234673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300">
            <text:p>18300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856.375">
            <text:p>856.375</text:p>
          </table:table-cell>
          <table:table-cell office:value-type="float" office:value="302.125">
            <text:p>302.125</text:p>
          </table:table-cell>
          <table:table-cell office:value-type="float" office:value="0.0346881703953417">
            <text:p>0.0346881704</text:p>
          </table:table-cell>
          <table:table-cell office:value-type="float" office:value="0.0467964480874317">
            <text:p>0.0467964481</text:p>
          </table:table-cell>
          <table:table-cell office:value-type="float" office:value="0.0118811199811239">
            <text:p>0.01188112</text:p>
          </table:table-cell>
          <table:table-cell office:value-type="float" office:value="1.12376700394783">
            <text:p>1.1237670039</text:p>
          </table:table-cell>
          <table:table-cell office:value-type="float" office:value="1.16807978711107">
            <text:p>1.1680797871</text:p>
          </table:table-cell>
          <table:table-cell office:value-type="float" office:value="1.04186059551747">
            <text:p>1.0418605955</text:p>
          </table:table-cell>
          <table:table-cell office:value-type="float" office:value="20.3268391602612">
            <text:p>20.3268391603</text:p>
          </table:table-cell>
          <table:table-cell office:value-type="float" office:value="15.1558933078083">
            <text:p>15.1558933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942">
            <text:p>19942</text:p>
          </table:table-cell>
          <table:table-cell office:value-type="float" office:value="27387">
            <text:p>27387</text:p>
          </table:table-cell>
          <table:table-cell office:value-type="float" office:value="439.875">
            <text:p>439.875</text:p>
          </table:table-cell>
          <table:table-cell office:value-type="float" office:value="827">
            <text:p>827</text:p>
          </table:table-cell>
          <table:table-cell office:value-type="float" office:value="1072.875">
            <text:p>1072.875</text:p>
          </table:table-cell>
          <table:table-cell office:value-type="float" office:value="0.0331931029278599">
            <text:p>0.0331931029</text:p>
          </table:table-cell>
          <table:table-cell office:value-type="float" office:value="0.0414702637649183">
            <text:p>0.0414702638</text:p>
          </table:table-cell>
          <table:table-cell office:value-type="float" office:value="0.0391746083908424">
            <text:p>0.0391746084</text:p>
          </table:table-cell>
          <table:table-cell office:value-type="float" office:value="1.11833535312819">
            <text:p>1.1183353531</text:p>
          </table:table-cell>
          <table:table-cell office:value-type="float" office:value="1.14851669741961">
            <text:p>1.1485166974</text:p>
          </table:table-cell>
          <table:table-cell office:value-type="float" office:value="1.1401190432554">
            <text:p>1.1401190433</text:p>
          </table:table-cell>
          <table:table-cell office:value-type="float" office:value="21.2269527212188">
            <text:p>21.2269527212</text:p>
          </table:table-cell>
          <table:table-cell office:value-type="float" office:value="17.0585446832003">
            <text:p>17.0585446832</text:p>
          </table:table-cell>
          <table:table-cell office:value-type="float" office:value="18.0381411277988">
            <text:p>18.038141127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3885">
            <text:p>13885</text:p>
          </table:table-cell>
          <table:table-cell office:value-type="float" office:value="20069">
            <text:p>20069</text:p>
          </table:table-cell>
          <table:table-cell office:value-type="float" office:value="28537">
            <text:p>28537</text:p>
          </table:table-cell>
          <table:table-cell office:value-type="float" office:value="225.125">
            <text:p>225.125</text:p>
          </table:table-cell>
          <table:table-cell office:value-type="float" office:value="413">
            <text:p>413</text:p>
          </table:table-cell>
          <table:table-cell office:value-type="float" office:value="1137">
            <text:p>1137</text:p>
          </table:table-cell>
          <table:table-cell office:value-type="float" office:value="0.0162135397911415">
            <text:p>0.0162135398</text:p>
          </table:table-cell>
          <table:table-cell office:value-type="float" office:value="0.0205790024415766">
            <text:p>0.0205790024</text:p>
          </table:table-cell>
          <table:table-cell office:value-type="float" office:value="0.0398430108280478">
            <text:p>0.0398430108</text:p>
          </table:table-cell>
          <table:table-cell office:value-type="float" office:value="1.05726263185921">
            <text:p>1.0572626319</text:p>
          </table:table-cell>
          <table:table-cell office:value-type="float" office:value="1.07285655941484">
            <text:p>1.0728565594</text:p>
          </table:table-cell>
          <table:table-cell office:value-type="float" office:value="1.14256197030138">
            <text:p>1.1425619703</text:p>
          </table:table-cell>
          <table:table-cell office:value-type="float" office:value="0">
            <text:p>0</text:p>
          </table:table-cell>
          <table:table-cell office:value-type="float" office:value="34.0276506466894">
            <text:p>34.0276506467</text:p>
          </table:table-cell>
          <table:table-cell office:value-type="float" office:value="17.7412747546386">
            <text:p>17.741274754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4444">
            <text:p>14444</text:p>
          </table:table-cell>
          <table:table-cell office:value-type="float" office:value="18791">
            <text:p>18791</text:p>
          </table:table-cell>
          <table:table-cell office:value-type="float" office:value="30513">
            <text:p>30513</text:p>
          </table:table-cell>
          <table:table-cell office:value-type="float" office:value="202.5">
            <text:p>202.5</text:p>
          </table:table-cell>
          <table:table-cell office:value-type="float" office:value="569.625">
            <text:p>569.625</text:p>
          </table:table-cell>
          <table:table-cell office:value-type="float" office:value="1555">
            <text:p>1555</text:p>
          </table:table-cell>
          <table:table-cell office:value-type="float" office:value="0.0140196621434506">
            <text:p>0.0140196621</text:p>
          </table:table-cell>
          <table:table-cell office:value-type="float" office:value="0.030313714012027">
            <text:p>0.030313714</text:p>
          </table:table-cell>
          <table:table-cell office:value-type="float" office:value="0.0509618850981549">
            <text:p>0.0509618851</text:p>
          </table:table-cell>
          <table:table-cell office:value-type="float" office:value="1.04945405731825">
            <text:p>1.0494540573</text:p>
          </table:table-cell>
          <table:table-cell office:value-type="float" office:value="1.10789908470621">
            <text:p>1.1078990847</text:p>
          </table:table-cell>
          <table:table-cell office:value-type="float" office:value="1.18345694075975">
            <text:p>1.1834569408</text:p>
          </table:table-cell>
          <table:table-cell office:value-type="float" office:value="0">
            <text:p>0</text:p>
          </table:table-cell>
          <table:table-cell office:value-type="float" office:value="23.2106439810539">
            <text:p>23.2106439811</text:p>
          </table:table-cell>
          <table:table-cell office:value-type="float" office:value="13.9449887098715">
            <text:p>13.944988709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4445">
            <text:p>14445</text:p>
          </table:table-cell>
          <table:table-cell office:value-type="float" office:value="20264">
            <text:p>20264</text:p>
          </table:table-cell>
          <table:table-cell office:value-type="float" office:value="34057">
            <text:p>34057</text:p>
          </table:table-cell>
          <table:table-cell office:value-type="float" office:value="618.625">
            <text:p>618.625</text:p>
          </table:table-cell>
          <table:table-cell office:value-type="float" office:value="1108.5">
            <text:p>1108.5</text:p>
          </table:table-cell>
          <table:table-cell office:value-type="float" office:value="1817.875">
            <text:p>1817.875</text:p>
          </table:table-cell>
          <table:table-cell office:value-type="float" office:value="0.0428262374524057">
            <text:p>0.0428262375</text:p>
          </table:table-cell>
          <table:table-cell office:value-type="float" office:value="0.0547029214370312">
            <text:p>0.0547029214</text:p>
          </table:table-cell>
          <table:table-cell office:value-type="float" office:value="0.0533774260798074">
            <text:p>0.0533774261</text:p>
          </table:table-cell>
          <table:table-cell office:value-type="float" office:value="1.15348664084751">
            <text:p>1.1534866408</text:p>
          </table:table-cell>
          <table:table-cell office:value-type="float" office:value="1.19732534787255">
            <text:p>1.1973253479</text:p>
          </table:table-cell>
          <table:table-cell office:value-type="float" office:value="1.19240532452454">
            <text:p>1.1924053245</text:p>
          </table:table-cell>
          <table:table-cell office:value-type="float" office:value="16.5292571413052">
            <text:p>16.5292571413</text:p>
          </table:table-cell>
          <table:table-cell office:value-type="float" office:value="13.0146155151923">
            <text:p>13.0146155152</text:p>
          </table:table-cell>
          <table:table-cell office:value-type="float" office:value="13.3293437854549">
            <text:p>13.329343785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0">
            <text:p>310</text:p>
          </table:table-cell>
          <table:table-cell office:value-type="float" office:value="15740">
            <text:p>15740</text:p>
          </table:table-cell>
          <table:table-cell office:value-type="float" office:value="21460">
            <text:p>21460</text:p>
          </table:table-cell>
          <table:table-cell office:value-type="float" office:value="36009">
            <text:p>36009</text:p>
          </table:table-cell>
          <table:table-cell office:value-type="float" office:value="620">
            <text:p>620</text:p>
          </table:table-cell>
          <table:table-cell office:value-type="float" office:value="1081.25">
            <text:p>1081.25</text:p>
          </table:table-cell>
          <table:table-cell office:value-type="float" office:value="1734.5">
            <text:p>1734.5</text:p>
          </table:table-cell>
          <table:table-cell office:value-type="float" office:value="0.0393900889453621">
            <text:p>0.0393900889</text:p>
          </table:table-cell>
          <table:table-cell office:value-type="float" office:value="0.0503844361602982">
            <text:p>0.0503844362</text:p>
          </table:table-cell>
          <table:table-cell office:value-type="float" office:value="0.0481685134271988">
            <text:p>0.0481685134</text:p>
          </table:table-cell>
          <table:table-cell office:value-type="float" office:value="1.14090640635873">
            <text:p>1.1409064064</text:p>
          </table:table-cell>
          <table:table-cell office:value-type="float" office:value="1.18132116571914">
            <text:p>1.1813211657</text:p>
          </table:table-cell>
          <table:table-cell office:value-type="float" office:value="1.17313740013934">
            <text:p>1.1731374001</text:p>
          </table:table-cell>
          <table:table-cell office:value-type="float" office:value="17.9413366049854">
            <text:p>17.941336605</text:p>
          </table:table-cell>
          <table:table-cell office:value-type="float" office:value="14.1009028797374">
            <text:p>14.1009028797</text:p>
          </table:table-cell>
          <table:table-cell office:value-type="float" office:value="14.7339034760957">
            <text:p>14.73390347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5760">
            <text:p>15760</text:p>
          </table:table-cell>
          <table:table-cell office:value-type="float" office:value="21415">
            <text:p>21415</text:p>
          </table:table-cell>
          <table:table-cell office:value-type="float" office:value="35732">
            <text:p>35732</text:p>
          </table:table-cell>
          <table:table-cell office:value-type="float" office:value="359.875">
            <text:p>359.875</text:p>
          </table:table-cell>
          <table:table-cell office:value-type="float" office:value="1170.5">
            <text:p>1170.5</text:p>
          </table:table-cell>
          <table:table-cell office:value-type="float" office:value="1989">
            <text:p>1989</text:p>
          </table:table-cell>
          <table:table-cell office:value-type="float" office:value="0.0228347081218274">
            <text:p>0.0228347081</text:p>
          </table:table-cell>
          <table:table-cell office:value-type="float" office:value="0.0546579500350222">
            <text:p>0.05465795</text:p>
          </table:table-cell>
          <table:table-cell office:value-type="float" office:value="0.0556643904623307">
            <text:p>0.0556643905</text:p>
          </table:table-cell>
          <table:table-cell office:value-type="float" office:value="1.08094346926061">
            <text:p>1.0809434693</text:p>
          </table:table-cell>
          <table:table-cell office:value-type="float" office:value="1.19715830846656">
            <text:p>1.1971583085</text:p>
          </table:table-cell>
          <table:table-cell office:value-type="float" office:value="1.20089847437462">
            <text:p>1.2008984744</text:p>
          </table:table-cell>
          <table:table-cell office:value-type="float" office:value="30.7002526133712">
            <text:p>30.7002526134</text:p>
          </table:table-cell>
          <table:table-cell office:value-type="float" office:value="13.0250435050781">
            <text:p>13.0250435051</text:p>
          </table:table-cell>
          <table:table-cell office:value-type="float" office:value="12.7956996727605">
            <text:p>12.79569967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4942">
            <text:p>14942</text:p>
          </table:table-cell>
          <table:table-cell office:value-type="float" office:value="22816">
            <text:p>22816</text:p>
          </table:table-cell>
          <table:table-cell office:value-type="float" office:value="37762">
            <text:p>37762</text:p>
          </table:table-cell>
          <table:table-cell office:value-type="float" office:value="492.875">
            <text:p>492.875</text:p>
          </table:table-cell>
          <table:table-cell office:value-type="float" office:value="1106.75">
            <text:p>1106.75</text:p>
          </table:table-cell>
          <table:table-cell office:value-type="float" office:value="2007.5">
            <text:p>2007.5</text:p>
          </table:table-cell>
          <table:table-cell office:value-type="float" office:value="0.0329858787310936">
            <text:p>0.0329858787</text:p>
          </table:table-cell>
          <table:table-cell office:value-type="float" office:value="0.048507626227209">
            <text:p>0.0485076262</text:p>
          </table:table-cell>
          <table:table-cell office:value-type="float" office:value="0.0531619087972035">
            <text:p>0.0531619088</text:p>
          </table:table-cell>
          <table:table-cell office:value-type="float" office:value="1.11758318922233">
            <text:p>1.1175831892</text:p>
          </table:table-cell>
          <table:table-cell office:value-type="float" office:value="1.17438855180754">
            <text:p>1.1743885518</text:p>
          </table:table-cell>
          <table:table-cell office:value-type="float" office:value="1.19160601034226">
            <text:p>1.1916060103</text:p>
          </table:table-cell>
          <table:table-cell office:value-type="float" office:value="21.3581510697251">
            <text:p>21.3581510697</text:p>
          </table:table-cell>
          <table:table-cell office:value-type="float" office:value="14.6332851646933">
            <text:p>14.6332851647</text:p>
          </table:table-cell>
          <table:table-cell office:value-type="float" office:value="13.381999662336">
            <text:p>13.381999662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4453">
            <text:p>14453</text:p>
          </table:table-cell>
          <table:table-cell office:value-type="float" office:value="24360">
            <text:p>24360</text:p>
          </table:table-cell>
          <table:table-cell office:value-type="float" office:value="39059">
            <text:p>39059</text:p>
          </table:table-cell>
          <table:table-cell office:value-type="float" office:value="641.75">
            <text:p>641.75</text:p>
          </table:table-cell>
          <table:table-cell office:value-type="float" office:value="1110.375">
            <text:p>1110.375</text:p>
          </table:table-cell>
          <table:table-cell office:value-type="float" office:value="1417.125">
            <text:p>1417.125</text:p>
          </table:table-cell>
          <table:table-cell office:value-type="float" office:value="0.0444025461841832">
            <text:p>0.0444025462</text:p>
          </table:table-cell>
          <table:table-cell office:value-type="float" office:value="0.0455818965517241">
            <text:p>0.0455818966</text:p>
          </table:table-cell>
          <table:table-cell office:value-type="float" office:value="0.0362816508359149">
            <text:p>0.0362816508</text:p>
          </table:table-cell>
          <table:table-cell office:value-type="float" office:value="1.15927322041561">
            <text:p>1.1592732204</text:p>
          </table:table-cell>
          <table:table-cell office:value-type="float" office:value="1.16360894814581">
            <text:p>1.1636089481</text:p>
          </table:table-cell>
          <table:table-cell office:value-type="float" office:value="1.12956583997297">
            <text:p>1.12956584</text:p>
          </table:table-cell>
          <table:table-cell office:value-type="float" office:value="15.9545919644577">
            <text:p>15.9545919645</text:p>
          </table:table-cell>
          <table:table-cell office:value-type="float" office:value="15.5506321862899">
            <text:p>15.5506321863</text:p>
          </table:table-cell>
          <table:table-cell office:value-type="float" office:value="19.4491358280475">
            <text:p>19.4491358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15939">
            <text:p>15939</text:p>
          </table:table-cell>
          <table:table-cell office:value-type="float" office:value="26705">
            <text:p>26705</text:p>
          </table:table-cell>
          <table:table-cell office:value-type="float" office:value="40984">
            <text:p>40984</text:p>
          </table:table-cell>
          <table:table-cell office:value-type="float" office:value="691.875">
            <text:p>691.875</text:p>
          </table:table-cell>
          <table:table-cell office:value-type="float" office:value="1063.5">
            <text:p>1063.5</text:p>
          </table:table-cell>
          <table:table-cell office:value-type="float" office:value="973.125">
            <text:p>973.125</text:p>
          </table:table-cell>
          <table:table-cell office:value-type="float" office:value="0.0434076792772445">
            <text:p>0.0434076793</text:p>
          </table:table-cell>
          <table:table-cell office:value-type="float" office:value="0.0398240029956937">
            <text:p>0.039824003</text:p>
          </table:table-cell>
          <table:table-cell office:value-type="float" office:value="0.0237440220573883">
            <text:p>0.0237440221</text:p>
          </table:table-cell>
          <table:table-cell office:value-type="float" office:value="1.15561996164602">
            <text:p>1.1556199616</text:p>
          </table:table-cell>
          <table:table-cell office:value-type="float" office:value="1.14249247486555">
            <text:p>1.1424924749</text:p>
          </table:table-cell>
          <table:table-cell office:value-type="float" office:value="1.08420908322444">
            <text:p>1.0842090832</text:p>
          </table:table-cell>
          <table:table-cell office:value-type="float" office:value="16.3124269619841">
            <text:p>16.312426962</text:p>
          </table:table-cell>
          <table:table-cell office:value-type="float" office:value="17.7495793066597">
            <text:p>17.7495793067</text:p>
          </table:table-cell>
          <table:table-cell office:value-type="float" office:value="29.537710401592">
            <text:p>29.53771040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6862">
            <text:p>16862</text:p>
          </table:table-cell>
          <table:table-cell office:value-type="float" office:value="26794">
            <text:p>26794</text:p>
          </table:table-cell>
          <table:table-cell office:value-type="float" office:value="44139">
            <text:p>44139</text:p>
          </table:table-cell>
          <table:table-cell office:value-type="float" office:value="647.875">
            <text:p>647.875</text:p>
          </table:table-cell>
          <table:table-cell office:value-type="float" office:value="1454">
            <text:p>1454</text:p>
          </table:table-cell>
          <table:table-cell office:value-type="float" office:value="1038.625">
            <text:p>1038.625</text:p>
          </table:table-cell>
          <table:table-cell office:value-type="float" office:value="0.0384221919108054">
            <text:p>0.0384221919</text:p>
          </table:table-cell>
          <table:table-cell office:value-type="float" office:value="0.0542658804209898">
            <text:p>0.0542658804</text:p>
          </table:table-cell>
          <table:table-cell office:value-type="float" office:value="0.0235307777702259">
            <text:p>0.0235307778</text:p>
          </table:table-cell>
          <table:table-cell office:value-type="float" office:value="1.13737115075703">
            <text:p>1.1373711508</text:p>
          </table:table-cell>
          <table:table-cell office:value-type="float" office:value="1.19570236159808">
            <text:p>1.1957023616</text:p>
          </table:table-cell>
          <table:table-cell office:value-type="float" office:value="1.08344296930064">
            <text:p>1.0834429693</text:p>
          </table:table-cell>
          <table:table-cell office:value-type="float" office:value="18.3846779529508">
            <text:p>18.384677953</text:p>
          </table:table-cell>
          <table:table-cell office:value-type="float" office:value="13.1166888116252">
            <text:p>13.1166888116</text:p>
          </table:table-cell>
          <table:table-cell office:value-type="float" office:value="29.8022751944033">
            <text:p>29.802275194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7989">
            <text:p>17989</text:p>
          </table:table-cell>
          <table:table-cell office:value-type="float" office:value="28102">
            <text:p>28102</text:p>
          </table:table-cell>
          <table:table-cell office:value-type="float" office:value="46631">
            <text:p>46631</text:p>
          </table:table-cell>
          <table:table-cell office:value-type="float" office:value="893.625">
            <text:p>893.625</text:p>
          </table:table-cell>
          <table:table-cell office:value-type="float" office:value="590.125">
            <text:p>590.125</text:p>
          </table:table-cell>
          <table:table-cell office:value-type="float" office:value="955.375">
            <text:p>955.375</text:p>
          </table:table-cell>
          <table:table-cell office:value-type="float" office:value="0.0496761910056145">
            <text:p>0.049676191</text:p>
          </table:table-cell>
          <table:table-cell office:value-type="float" office:value="0.0209993950608498">
            <text:p>0.0209993951</text:p>
          </table:table-cell>
          <table:table-cell office:value-type="float" office:value="0.0204879800990757">
            <text:p>0.0204879801</text:p>
          </table:table-cell>
          <table:table-cell office:value-type="float" office:value="1.17870340746719">
            <text:p>1.1787034075</text:p>
          </table:table-cell>
          <table:table-cell office:value-type="float" office:value="1.0743621929151">
            <text:p>1.0743621929</text:p>
          </table:table-cell>
          <table:table-cell office:value-type="float" office:value="1.0725306547107">
            <text:p>1.0725306547</text:p>
          </table:table-cell>
          <table:table-cell office:value-type="float" office:value="14.2970810277747">
            <text:p>14.2970810278</text:p>
          </table:table-cell>
          <table:table-cell office:value-type="float" office:value="33.35333263265">
            <text:p>33.3533326327</text:p>
          </table:table-cell>
          <table:table-cell office:value-type="float" office:value="34.1772965934532">
            <text:p>34.177296593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9964">
            <text:p>19964</text:p>
          </table:table-cell>
          <table:table-cell office:value-type="float" office:value="29120">
            <text:p>29120</text:p>
          </table:table-cell>
          <table:table-cell office:value-type="float" office:value="45842">
            <text:p>45842</text:p>
          </table:table-cell>
          <table:table-cell office:value-type="float" office:value="1110.375">
            <text:p>1110.375</text:p>
          </table:table-cell>
          <table:table-cell office:value-type="float" office:value="1070.25">
            <text:p>1070.25</text:p>
          </table:table-cell>
          <table:table-cell office:value-type="float" office:value="868.25">
            <text:p>868.25</text:p>
          </table:table-cell>
          <table:table-cell office:value-type="float" office:value="0.0556188639551192">
            <text:p>0.055618864</text:p>
          </table:table-cell>
          <table:table-cell office:value-type="float" office:value="0.0367530906593407">
            <text:p>0.0367530907</text:p>
          </table:table-cell>
          <table:table-cell office:value-type="float" office:value="0.0189400549714236">
            <text:p>0.018940055</text:p>
          </table:table-cell>
          <table:table-cell office:value-type="float" office:value="1.20072920157713">
            <text:p>1.2007292016</text:p>
          </table:table-cell>
          <table:table-cell office:value-type="float" office:value="1.1312833650668">
            <text:p>1.1312833651</text:p>
          </table:table-cell>
          <table:table-cell office:value-type="float" office:value="1.06699329473733">
            <text:p>1.0669932947</text:p>
          </table:table-cell>
          <table:table-cell office:value-type="float" office:value="12.8058948865004">
            <text:p>12.8058948865</text:p>
          </table:table-cell>
          <table:table-cell office:value-type="float" office:value="19.2040504650692">
            <text:p>19.2040504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70">
            <text:p>770</text:p>
          </table:table-cell>
          <table:table-cell office:value-type="float" office:value="21186">
            <text:p>21186</text:p>
          </table:table-cell>
          <table:table-cell office:value-type="float" office:value="30573">
            <text:p>30573</text:p>
          </table:table-cell>
          <table:table-cell office:value-type="float" office:value="43984">
            <text:p>43984</text:p>
          </table:table-cell>
          <table:table-cell office:value-type="float" office:value="1062.125">
            <text:p>1062.125</text:p>
          </table:table-cell>
          <table:table-cell office:value-type="float" office:value="687.25">
            <text:p>687.25</text:p>
          </table:table-cell>
          <table:table-cell office:value-type="float" office:value="832">
            <text:p>832</text:p>
          </table:table-cell>
          <table:table-cell office:value-type="float" office:value="0.0501333427735297">
            <text:p>0.0501333428</text:p>
          </table:table-cell>
          <table:table-cell office:value-type="float" office:value="0.0224789847250842">
            <text:p>0.0224789847</text:p>
          </table:table-cell>
          <table:table-cell office:value-type="float" office:value="0.018915969443434">
            <text:p>0.0189159694</text:p>
          </table:table-cell>
          <table:table-cell office:value-type="float" office:value="1.18039286974034">
            <text:p>1.1803928697</text:p>
          </table:table-cell>
          <table:table-cell office:value-type="float" office:value="1.07966684385616">
            <text:p>1.0796668439</text:p>
          </table:table-cell>
          <table:table-cell office:value-type="float" office:value="1.06690720829599">
            <text:p>1.0669072083</text:p>
          </table:table-cell>
          <table:table-cell office:value-type="float" office:value="14.1698196144664">
            <text:p>14.1698196145</text:p>
          </table:table-cell>
          <table:table-cell office:value-type="float" office:value="31.1806314868324">
            <text:p>31.1806314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21256">
            <text:p>21256</text:p>
          </table:table-cell>
          <table:table-cell office:value-type="float" office:value="32774">
            <text:p>32774</text:p>
          </table:table-cell>
          <table:table-cell office:value-type="float" office:value="44264">
            <text:p>44264</text:p>
          </table:table-cell>
          <table:table-cell office:value-type="float" office:value="1151.875">
            <text:p>1151.875</text:p>
          </table:table-cell>
          <table:table-cell office:value-type="float" office:value="712.375">
            <text:p>712.375</text:p>
          </table:table-cell>
          <table:table-cell office:value-type="float" office:value="787.25">
            <text:p>787.25</text:p>
          </table:table-cell>
          <table:table-cell office:value-type="float" office:value="0.0541905814828754">
            <text:p>0.0541905815</text:p>
          </table:table-cell>
          <table:table-cell office:value-type="float" office:value="0.0217359797400378">
            <text:p>0.0217359797</text:p>
          </table:table-cell>
          <table:table-cell office:value-type="float" office:value="0.0177853334538225">
            <text:p>0.0177853335</text:p>
          </table:table-cell>
          <table:table-cell office:value-type="float" office:value="1.19542280866811">
            <text:p>1.1954228087</text:p>
          </table:table-cell>
          <table:table-cell office:value-type="float" office:value="1.07700193660804">
            <text:p>1.0770019366</text:p>
          </table:table-cell>
          <table:table-cell office:value-type="float" office:value="1.06286865053706">
            <text:p>1.0628686505</text:p>
          </table:table-cell>
          <table:table-cell office:value-type="float" office:value="13.1344415182148">
            <text:p>13.1344415182</text:p>
          </table:table-cell>
          <table:table-cell office:value-type="float" office:value="32.234723628647">
            <text:p>32.2347236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22090">
            <text:p>22090</text:p>
          </table:table-cell>
          <table:table-cell office:value-type="float" office:value="33700">
            <text:p>33700</text:p>
          </table:table-cell>
          <table:table-cell office:value-type="float" office:value="46415">
            <text:p>46415</text:p>
          </table:table-cell>
          <table:table-cell office:value-type="float" office:value="1214.5">
            <text:p>1214.5</text:p>
          </table:table-cell>
          <table:table-cell office:value-type="float" office:value="129.25">
            <text:p>129.25</text:p>
          </table:table-cell>
          <table:table-cell office:value-type="float" office:value="1024.625">
            <text:p>1024.625</text:p>
          </table:table-cell>
          <table:table-cell office:value-type="float" office:value="0.0549796287913083">
            <text:p>0.0549796288</text:p>
          </table:table-cell>
          <table:table-cell office:value-type="float" office:value="0.0038353115727003">
            <text:p>0.0038353116</text:p>
          </table:table-cell>
          <table:table-cell office:value-type="float" office:value="0.0220752989335344">
            <text:p>0.0220752989</text:p>
          </table:table-cell>
          <table:table-cell office:value-type="float" office:value="1.19835330955036">
            <text:p>1.1983533096</text:p>
          </table:table-cell>
          <table:table-cell office:value-type="float" office:value="1.01345242134958">
            <text:p>1.0134524213</text:p>
          </table:table-cell>
          <table:table-cell office:value-type="float" office:value="1.07821869116046">
            <text:p>1.0782186912</text:p>
          </table:table-cell>
          <table:table-cell office:value-type="float" office:value="12.9508278068506">
            <text:p>12.9508278069</text:p>
          </table:table-cell>
          <table:table-cell office:value-type="float" office:value="0">
            <text:p>0</text:p>
          </table:table-cell>
          <table:table-cell office:value-type="float" office:value="31.7445329305272">
            <text:p>31.744532930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3966">
            <text:p>33966</text:p>
          </table:table-cell>
          <table:table-cell office:value-type="float" office:value="45854">
            <text:p>45854</text:p>
          </table:table-cell>
          <table:table-cell office:value-type="float" office:value="739.375">
            <text:p>739.375</text:p>
          </table:table-cell>
          <table:table-cell office:value-type="float" office:value="609">
            <text:p>609</text:p>
          </table:table-cell>
          <table:table-cell office:value-type="float" office:value="-101.125">
            <text:p>-101.125</text:p>
          </table:table-cell>
          <table:table-cell office:value-type="float" office:value="0.031730109003519">
            <text:p>0.031730109</text:p>
          </table:table-cell>
          <table:table-cell office:value-type="float" office:value="0.0179296944002826">
            <text:p>0.0179296944</text:p>
          </table:table-cell>
          <table:table-cell office:value-type="float" office:value="-0.00220536921533563">
            <text:p>-0.0022053692</text:p>
          </table:table-cell>
          <table:table-cell office:value-type="float" office:value="1.11302870915437">
            <text:p>1.1130287092</text:p>
          </table:table-cell>
          <table:table-cell office:value-type="float" office:value="1.06338401932591">
            <text:p>1.0633840193</text:p>
          </table:table-cell>
          <table:table-cell office:value-type="float" office:value="0.992290740506942">
            <text:p>0.9922907405</text:p>
          </table:table-cell>
          <table:table-cell office:value-type="float" office:value="22.1898622453931">
            <text:p>22.1898622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178">
            <text:p>24178</text:p>
          </table:table-cell>
          <table:table-cell office:value-type="float" office:value="32682">
            <text:p>32682</text:p>
          </table:table-cell>
          <table:table-cell office:value-type="float" office:value="48138">
            <text:p>48138</text:p>
          </table:table-cell>
          <table:table-cell office:value-type="float" office:value="546.375">
            <text:p>546.375</text:p>
          </table:table-cell>
          <table:table-cell office:value-type="float" office:value="610.75">
            <text:p>610.75</text:p>
          </table:table-cell>
          <table:table-cell office:value-type="float" office:value="-245.875">
            <text:p>-245.875</text:p>
          </table:table-cell>
          <table:table-cell office:value-type="float" office:value="0.0225980229961122">
            <text:p>0.022598023</text:p>
          </table:table-cell>
          <table:table-cell office:value-type="float" office:value="0.0186876568141485">
            <text:p>0.0186876568</text:p>
          </table:table-cell>
          <table:table-cell office:value-type="float" office:value="-0.00510771116373759">
            <text:p>-0.0051077112</text:p>
          </table:table-cell>
          <table:table-cell office:value-type="float" office:value="1.08009399494732">
            <text:p>1.0800939949</text:p>
          </table:table-cell>
          <table:table-cell office:value-type="float" office:value="1.06609128674324">
            <text:p>1.0660912867</text:p>
          </table:table-cell>
          <table:table-cell office:value-type="float" office:value="0.98217414480505">
            <text:p>0.9821741448</text:p>
          </table:table-cell>
          <table:table-cell office:value-type="float" office:value="31.0181952531059">
            <text:p>31.01819525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816">
            <text:p>25816</text:p>
          </table:table-cell>
          <table:table-cell office:value-type="float" office:value="33000">
            <text:p>33000</text:p>
          </table:table-cell>
          <table:table-cell office:value-type="float" office:value="50083">
            <text:p>50083</text:p>
          </table:table-cell>
          <table:table-cell office:value-type="float" office:value="599">
            <text:p>599</text:p>
          </table:table-cell>
          <table:table-cell office:value-type="float" office:value="831.125">
            <text:p>831.125</text:p>
          </table:table-cell>
          <table:table-cell office:value-type="float" office:value="-181.75">
            <text:p>-181.75</text:p>
          </table:table-cell>
          <table:table-cell office:value-type="float" office:value="0.0232026650139448">
            <text:p>0.023202665</text:p>
          </table:table-cell>
          <table:table-cell office:value-type="float" office:value="0.0251856060606061">
            <text:p>0.0251856061</text:p>
          </table:table-cell>
          <table:table-cell office:value-type="float" office:value="-0.00362897590000599">
            <text:p>-0.0036289759</text:p>
          </table:table-cell>
          <table:table-cell office:value-type="float" office:value="1.08226452032976">
            <text:p>1.0822645203</text:p>
          </table:table-cell>
          <table:table-cell office:value-type="float" office:value="1.0893928781273">
            <text:p>1.0893928781</text:p>
          </table:table-cell>
          <table:table-cell office:value-type="float" office:value="0.987324396503501">
            <text:p>0.9873243965</text:p>
          </table:table-cell>
          <table:table-cell office:value-type="float" office:value="30.2188507011632">
            <text:p>30.2188507012</text:p>
          </table:table-cell>
          <table:table-cell office:value-type="float" office:value="27.8666973307311">
            <text:p>27.8666973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21">
            <text:p>1021</text:p>
          </table:table-cell>
          <table:table-cell office:value-type="float" office:value="26765">
            <text:p>26765</text:p>
          </table:table-cell>
          <table:table-cell office:value-type="float" office:value="34784">
            <text:p>34784</text:p>
          </table:table-cell>
          <table:table-cell office:value-type="float" office:value="48455">
            <text:p>48455</text:p>
          </table:table-cell>
          <table:table-cell office:value-type="float" office:value="99.25">
            <text:p>99.25</text:p>
          </table:table-cell>
          <table:table-cell office:value-type="float" office:value="737.25">
            <text:p>737.25</text:p>
          </table:table-cell>
          <table:table-cell office:value-type="float" office:value="25.25">
            <text:p>25.25</text:p>
          </table:table-cell>
          <table:table-cell office:value-type="float" office:value="0.00370820100878012">
            <text:p>0.003708201</text:p>
          </table:table-cell>
          <table:table-cell office:value-type="float" office:value="0.0211950896964121">
            <text:p>0.0211950897</text:p>
          </table:table-cell>
          <table:table-cell office:value-type="float" office:value="0.000521102053451656">
            <text:p>0.0005211021</text:p>
          </table:table-cell>
          <table:table-cell office:value-type="float" office:value="1.01300565500998">
            <text:p>1.013005655</text:p>
          </table:table-cell>
          <table:table-cell office:value-type="float" office:value="1.07506330831883">
            <text:p>1.0750633083</text:p>
          </table:table-cell>
          <table:table-cell office:value-type="float" office:value="1.00182438941989">
            <text:p>1.0018243894</text:p>
          </table:table-cell>
          <table:table-cell office:value-type="float" office:value="0">
            <text:p>0</text:p>
          </table:table-cell>
          <table:table-cell office:value-type="float" office:value="33.0485584931653">
            <text:p>33.0485584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5395">
            <text:p>25395</text:p>
          </table:table-cell>
          <table:table-cell office:value-type="float" office:value="33642">
            <text:p>33642</text:p>
          </table:table-cell>
          <table:table-cell office:value-type="float" office:value="45953">
            <text:p>45953</text:p>
          </table:table-cell>
          <table:table-cell office:value-type="float" office:value="-40">
            <text:p>-40</text:p>
          </table:table-cell>
          <table:table-cell office:value-type="float" office:value="437.25">
            <text:p>437.25</text:p>
          </table:table-cell>
          <table:table-cell office:value-type="float" office:value="-80.125">
            <text:p>-80.125</text:p>
          </table:table-cell>
          <table:table-cell office:value-type="float" office:value="-0.00157511321126206">
            <text:p>-0.0015751132</text:p>
          </table:table-cell>
          <table:table-cell office:value-type="float" office:value="0.0129971464241127">
            <text:p>0.0129971464</text:p>
          </table:table-cell>
          <table:table-cell office:value-type="float" office:value="-0.00174362936043349">
            <text:p>-0.0017436294</text:p>
          </table:table-cell>
          <table:table-cell office:value-type="float" office:value="0.994491966484574">
            <text:p>0.9944919665</text:p>
          </table:table-cell>
          <table:table-cell office:value-type="float" office:value="1.04582110708213">
            <text:p>1.0458211071</text:p>
          </table:table-cell>
          <table:table-cell office:value-type="float" office:value="0.993903256115442">
            <text:p>0.9939032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23630">
            <text:p>23630</text:p>
          </table:table-cell>
          <table:table-cell office:value-type="float" office:value="32392">
            <text:p>32392</text:p>
          </table:table-cell>
          <table:table-cell office:value-type="float" office:value="47645">
            <text:p>47645</text:p>
          </table:table-cell>
          <table:table-cell office:value-type="float" office:value="-79.5">
            <text:p>-79.5</text:p>
          </table:table-cell>
          <table:table-cell office:value-type="float" office:value="552.125">
            <text:p>552.125</text:p>
          </table:table-cell>
          <table:table-cell office:value-type="float" office:value="-248.25">
            <text:p>-248.25</text:p>
          </table:table-cell>
          <table:table-cell office:value-type="float" office:value="-0.00336436732966568">
            <text:p>-0.0033643673</text:p>
          </table:table-cell>
          <table:table-cell office:value-type="float" office:value="0.0170451037293159">
            <text:p>0.0170451037</text:p>
          </table:table-cell>
          <table:table-cell office:value-type="float" office:value="-0.00521041032637213">
            <text:p>-0.0052104103</text:p>
          </table:table-cell>
          <table:table-cell office:value-type="float" office:value="0.988246899522527">
            <text:p>0.9882468995</text:p>
          </table:table-cell>
          <table:table-cell office:value-type="float" office:value="1.06022731275245">
            <text:p>1.0602273128</text:p>
          </table:table-cell>
          <table:table-cell office:value-type="float" office:value="0.981816774674205">
            <text:p>0.98181677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4592">
            <text:p>24592</text:p>
          </table:table-cell>
          <table:table-cell office:value-type="float" office:value="32948">
            <text:p>32948</text:p>
          </table:table-cell>
          <table:table-cell office:value-type="float" office:value="50083">
            <text:p>50083</text:p>
          </table:table-cell>
          <table:table-cell office:value-type="float" office:value="-173.25">
            <text:p>-173.25</text:p>
          </table:table-cell>
          <table:table-cell office:value-type="float" office:value="548.75">
            <text:p>548.75</text:p>
          </table:table-cell>
          <table:table-cell office:value-type="float" office:value="-181.75">
            <text:p>-181.75</text:p>
          </table:table-cell>
          <table:table-cell office:value-type="float" office:value="-0.00704497397527651">
            <text:p>-0.007044974</text:p>
          </table:table-cell>
          <table:table-cell office:value-type="float" office:value="0.0166550321719072">
            <text:p>0.0166550322</text:p>
          </table:table-cell>
          <table:table-cell office:value-type="float" office:value="-0.00362897590000599">
            <text:p>-0.0036289759</text:p>
          </table:table-cell>
          <table:table-cell office:value-type="float" office:value="0.975439869136824">
            <text:p>0.9754398691</text:p>
          </table:table-cell>
          <table:table-cell office:value-type="float" office:value="1.0588362971911">
            <text:p>1.0588362972</text:p>
          </table:table-cell>
          <table:table-cell office:value-type="float" office:value="0.987324396503501">
            <text:p>0.9873243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842">
            <text:p>842</text:p>
          </table:table-cell>
          <table:table-cell office:value-type="float" office:value="25212">
            <text:p>25212</text:p>
          </table:table-cell>
          <table:table-cell office:value-type="float" office:value="33897">
            <text:p>33897</text:p>
          </table:table-cell>
          <table:table-cell office:value-type="float" office:value="48295">
            <text:p>48295</text:p>
          </table:table-cell>
          <table:table-cell office:value-type="float" office:value="-61.625">
            <text:p>-61.625</text:p>
          </table:table-cell>
          <table:table-cell office:value-type="float" office:value="61.25">
            <text:p>61.25</text:p>
          </table:table-cell>
          <table:table-cell office:value-type="float" office:value="-294.25">
            <text:p>-294.25</text:p>
          </table:table-cell>
          <table:table-cell office:value-type="float" office:value="-0.00244427256861812">
            <text:p>-0.0024442726</text:p>
          </table:table-cell>
          <table:table-cell office:value-type="float" office:value="0.00180694456736584">
            <text:p>0.0018069446</text:p>
          </table:table-cell>
          <table:table-cell office:value-type="float" office:value="-0.00609276322600683">
            <text:p>-0.0060927632</text:p>
          </table:table-cell>
          <table:table-cell office:value-type="float" office:value="0.99145675596788">
            <text:p>0.991456756</text:p>
          </table:table-cell>
          <table:table-cell office:value-type="float" office:value="1.00633070548117">
            <text:p>1.0063307055</text:p>
          </table:table-cell>
          <table:table-cell office:value-type="float" office:value="0.978748087365883">
            <text:p>0.9787480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3544">
            <text:p>33544</text:p>
          </table:table-cell>
          <table:table-cell office:value-type="float" office:value="48458">
            <text:p>48458</text:p>
          </table:table-cell>
          <table:table-cell office:value-type="float" office:value="65.875">
            <text:p>65.875</text:p>
          </table:table-cell>
          <table:table-cell office:value-type="float" office:value="-1.5">
            <text:p>-1.5</text:p>
          </table:table-cell>
          <table:table-cell office:value-type="float" office:value="555.375">
            <text:p>555.375</text:p>
          </table:table-cell>
          <table:table-cell office:value-type="float" office:value="0.00263163151166507">
            <text:p>0.0026316315</text:p>
          </table:table-cell>
          <table:table-cell table:style-name="ce17" office:value-type="float" office:value="-0.0000447173861197234">
            <text:p>-4.47E-005</text:p>
          </table:table-cell>
          <table:table-cell office:value-type="float" office:value="0.0114609558793182">
            <text:p>0.0114609559</text:p>
          </table:table-cell>
          <table:table-cell office:value-type="float" office:value="1.00922428424028">
            <text:p>1.0092242842</text:p>
          </table:table-cell>
          <table:table-cell office:value-type="float" office:value="0.999843493067884">
            <text:p>0.9998434931</text:p>
          </table:table-cell>
          <table:table-cell office:value-type="float" office:value="1.04037079845656">
            <text:p>1.04037079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23050">
            <text:p>23050</text:p>
          </table:table-cell>
          <table:table-cell office:value-type="float" office:value="34365">
            <text:p>34365</text:p>
          </table:table-cell>
          <table:table-cell office:value-type="float" office:value="50225">
            <text:p>50225</text:p>
          </table:table-cell>
          <table:table-cell office:value-type="float" office:value="-36.125">
            <text:p>-36.125</text:p>
          </table:table-cell>
          <table:table-cell office:value-type="float" office:value="-339.75">
            <text:p>-339.75</text:p>
          </table:table-cell>
          <table:table-cell office:value-type="float" office:value="917.25">
            <text:p>917.25</text:p>
          </table:table-cell>
          <table:table-cell office:value-type="float" office:value="-0.00156724511930586">
            <text:p>-0.0015672451</text:p>
          </table:table-cell>
          <table:table-cell office:value-type="float" office:value="-0.00988651243998254">
            <text:p>-0.0098865124</text:p>
          </table:table-cell>
          <table:table-cell office:value-type="float" office:value="0.0182628173220508">
            <text:p>0.0182628173</text:p>
          </table:table-cell>
          <table:table-cell office:value-type="float" office:value="0.994519456346667">
            <text:p>0.9945194563</text:p>
          </table:table-cell>
          <table:table-cell office:value-type="float" office:value="0.965588782991384">
            <text:p>0.965588783</text:p>
          </table:table-cell>
          <table:table-cell office:value-type="float" office:value="1.06457358040039">
            <text:p>1.06457358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726">
            <text:p>726</text:p>
          </table:table-cell>
          <table:table-cell office:value-type="float" office:value="24288">
            <text:p>24288</text:p>
          </table:table-cell>
          <table:table-cell office:value-type="float" office:value="35837">
            <text:p>35837</text:p>
          </table:table-cell>
          <table:table-cell office:value-type="float" office:value="52569">
            <text:p>52569</text:p>
          </table:table-cell>
          <table:table-cell office:value-type="float" office:value="-30.875">
            <text:p>-30.875</text:p>
          </table:table-cell>
          <table:table-cell office:value-type="float" office:value="-196.75">
            <text:p>-196.75</text:p>
          </table:table-cell>
          <table:table-cell office:value-type="float" office:value="724.25">
            <text:p>724.25</text:p>
          </table:table-cell>
          <table:table-cell office:value-type="float" office:value="-0.00127120388669302">
            <text:p>-0.0012712039</text:p>
          </table:table-cell>
          <table:table-cell office:value-type="float" office:value="-0.00549013589307141">
            <text:p>-0.0054901359</text:p>
          </table:table-cell>
          <table:table-cell office:value-type="float" office:value="0.0137771310087694">
            <text:p>0.013777131</text:p>
          </table:table-cell>
          <table:table-cell office:value-type="float" office:value="0.995553953676845">
            <text:p>0.9955539537</text:p>
          </table:table-cell>
          <table:table-cell office:value-type="float" office:value="0.980843601894814">
            <text:p>0.9808436019</text:p>
          </table:table-cell>
          <table:table-cell office:value-type="float" office:value="1.04859198483481">
            <text:p>1.0485919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4796">
            <text:p>24796</text:p>
          </table:table-cell>
          <table:table-cell office:value-type="float" office:value="33835">
            <text:p>33835</text:p>
          </table:table-cell>
          <table:table-cell office:value-type="float" office:value="49972">
            <text:p>49972</text:p>
          </table:table-cell>
          <table:table-cell office:value-type="float" office:value="100.625">
            <text:p>100.625</text:p>
          </table:table-cell>
          <table:table-cell office:value-type="float" office:value="-281">
            <text:p>-281</text:p>
          </table:table-cell>
          <table:table-cell office:value-type="float" office:value="941.25">
            <text:p>941.25</text:p>
          </table:table-cell>
          <table:table-cell office:value-type="float" office:value="0.00405811421196967">
            <text:p>0.0040581142</text:p>
          </table:table-cell>
          <table:table-cell office:value-type="float" office:value="-0.00830500960543816">
            <text:p>-0.0083050096</text:p>
          </table:table-cell>
          <table:table-cell office:value-type="float" office:value="0.0188355479068278">
            <text:p>0.0188355479</text:p>
          </table:table-cell>
          <table:table-cell office:value-type="float" office:value="1.01423567759217">
            <text:p>1.0142356776</text:p>
          </table:table-cell>
          <table:table-cell office:value-type="float" office:value="0.971067653822677">
            <text:p>0.9710676538</text:p>
          </table:table-cell>
          <table:table-cell office:value-type="float" office:value="1.0666197822892">
            <text:p>1.06661978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298">
            <text:p>34298</text:p>
          </table:table-cell>
          <table:table-cell office:value-type="float" office:value="49948">
            <text:p>49948</text:p>
          </table:table-cell>
          <table:table-cell office:value-type="float" office:value="31.5">
            <text:p>31.5</text:p>
          </table:table-cell>
          <table:table-cell office:value-type="float" office:value="410">
            <text:p>410</text:p>
          </table:table-cell>
          <table:table-cell office:value-type="float" office:value="171.25">
            <text:p>171.25</text:p>
          </table:table-cell>
          <table:table-cell office:value-type="float" office:value="0.00126964933494559">
            <text:p>0.0012696493</text:p>
          </table:table-cell>
          <table:table-cell office:value-type="float" office:value="0.0119540497988221">
            <text:p>0.0119540498</text:p>
          </table:table-cell>
          <table:table-cell office:value-type="float" office:value="0.00342856570833667">
            <text:p>0.0034285657</text:p>
          </table:table-cell>
          <table:table-cell office:value-type="float" office:value="1.0044469322108">
            <text:p>1.0044469322</text:p>
          </table:table-cell>
          <table:table-cell office:value-type="float" office:value="1.0421192569368">
            <text:p>1.0421192569</text:p>
          </table:table-cell>
          <table:table-cell office:value-type="float" office:value="1.0120230199023">
            <text:p>1.01202301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308">
            <text:p>35308</text:p>
          </table:table-cell>
          <table:table-cell office:value-type="float" office:value="50327">
            <text:p>50327</text:p>
          </table:table-cell>
          <table:table-cell office:value-type="float" office:value="94.5">
            <text:p>94.5</text:p>
          </table:table-cell>
          <table:table-cell office:value-type="float" office:value="-182.5">
            <text:p>-182.5</text:p>
          </table:table-cell>
          <table:table-cell office:value-type="float" office:value="-230">
            <text:p>-230</text:p>
          </table:table-cell>
          <table:table-cell office:value-type="float" office:value="0.00415092682069753">
            <text:p>0.0041509268</text:p>
          </table:table-cell>
          <table:table-cell office:value-type="float" office:value="-0.00516880027189306">
            <text:p>-0.0051688003</text:p>
          </table:table-cell>
          <table:table-cell office:value-type="float" office:value="-0.00457011147097979">
            <text:p>-0.0045701115</text:p>
          </table:table-cell>
          <table:table-cell office:value-type="float" office:value="1.01456201505164">
            <text:p>1.0145620151</text:p>
          </table:table-cell>
          <table:table-cell office:value-type="float" office:value="0.981961563381026">
            <text:p>0.9819615634</text:p>
          </table:table-cell>
          <table:table-cell office:value-type="float" office:value="0.984045546252531">
            <text:p>0.9840455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5936">
            <text:p>35936</text:p>
          </table:table-cell>
          <table:table-cell office:value-type="float" office:value="51203">
            <text:p>51203</text:p>
          </table:table-cell>
          <table:table-cell office:value-type="float" office:value="-7.25">
            <text:p>-7.25</text:p>
          </table:table-cell>
          <table:table-cell office:value-type="float" office:value="587.25">
            <text:p>587.25</text:p>
          </table:table-cell>
          <table:table-cell office:value-type="float" office:value="-1057.875">
            <text:p>-1057.875</text:p>
          </table:table-cell>
          <table:table-cell office:value-type="float" office:value="-0.000303245775472645">
            <text:p>-0.0003032458</text:p>
          </table:table-cell>
          <table:table-cell office:value-type="float" office:value="0.0163415516473731">
            <text:p>0.0163415516</text:p>
          </table:table-cell>
          <table:table-cell office:value-type="float" office:value="-0.0206604105228209">
            <text:p>-0.0206604105</text:p>
          </table:table-cell>
          <table:table-cell office:value-type="float" office:value="0.998938820023526">
            <text:p>0.99893882</text:p>
          </table:table-cell>
          <table:table-cell office:value-type="float" office:value="1.05771884153388">
            <text:p>1.0577188415</text:p>
          </table:table-cell>
          <table:table-cell office:value-type="float" office:value="0.928525194193551">
            <text:p>0.928525194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2017562330683">
            <text:p>-33.201756233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114.125">
            <text:p>114.125</text:p>
          </table:table-cell>
          <table:table-cell office:value-type="float" office:value="611.5">
            <text:p>611.5</text:p>
          </table:table-cell>
          <table:table-cell office:value-type="float" office:value="-1047.75">
            <text:p>-1047.75</text:p>
          </table:table-cell>
          <table:table-cell office:value-type="float" office:value="0.00473744292237443">
            <text:p>0.0047374429</text:p>
          </table:table-cell>
          <table:table-cell office:value-type="float" office:value="0.0169993328144112">
            <text:p>0.0169993328</text:p>
          </table:table-cell>
          <table:table-cell office:value-type="float" office:value="-0.0199157938755726">
            <text:p>-0.0199157939</text:p>
          </table:table-cell>
          <table:table-cell office:value-type="float" office:value="1.01662503922458">
            <text:p>1.0166250392</text:p>
          </table:table-cell>
          <table:table-cell office:value-type="float" office:value="1.06006406039006">
            <text:p>1.0600640604</text:p>
          </table:table-cell>
          <table:table-cell office:value-type="float" office:value="0.931072133573057">
            <text:p>0.93107213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379">
            <text:p>35379</text:p>
          </table:table-cell>
          <table:table-cell office:value-type="float" office:value="49580">
            <text:p>49580</text:p>
          </table:table-cell>
          <table:table-cell office:value-type="float" office:value="297.25">
            <text:p>297.25</text:p>
          </table:table-cell>
          <table:table-cell office:value-type="float" office:value="34.75">
            <text:p>34.75</text:p>
          </table:table-cell>
          <table:table-cell office:value-type="float" office:value="-1162.125">
            <text:p>-1162.125</text:p>
          </table:table-cell>
          <table:table-cell office:value-type="float" office:value="0.0115195318555263">
            <text:p>0.0115195319</text:p>
          </table:table-cell>
          <table:table-cell office:value-type="float" office:value="0.000982221091608016">
            <text:p>0.0009822211</text:p>
          </table:table-cell>
          <table:table-cell office:value-type="float" office:value="-0.0234393908834207">
            <text:p>-0.0234393909</text:p>
          </table:table-cell>
          <table:table-cell office:value-type="float" office:value="1.04057845273812">
            <text:p>1.0405784527</text:p>
          </table:table-cell>
          <table:table-cell office:value-type="float" office:value="1.00343966474684">
            <text:p>1.0034396647</text:p>
          </table:table-cell>
          <table:table-cell office:value-type="float" office:value="0.9190389657962">
            <text:p>0.9190389658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239503021497">
            <text:p>-29.223950302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1037">
            <text:p>10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6549">
            <text:p>26549</text:p>
          </table:table-cell>
          <table:table-cell office:value-type="float" office:value="34690">
            <text:p>34690</text:p>
          </table:table-cell>
          <table:table-cell office:value-type="float" office:value="49519">
            <text:p>49519</text:p>
          </table:table-cell>
          <table:table-cell office:value-type="float" office:value="-690.25">
            <text:p>-690.25</text:p>
          </table:table-cell>
          <table:table-cell office:value-type="float" office:value="-1035.125">
            <text:p>-1035.125</text:p>
          </table:table-cell>
          <table:table-cell office:value-type="float" office:value="-277">
            <text:p>-277</text:p>
          </table:table-cell>
          <table:table-cell office:value-type="float" office:value="-0.0259990960111492">
            <text:p>-0.025999096</text:p>
          </table:table-cell>
          <table:table-cell office:value-type="float" office:value="-0.0298392908619199">
            <text:p>-0.0298392909</text:p>
          </table:table-cell>
          <table:table-cell office:value-type="float" office:value="-0.00559381247601931">
            <text:p>-0.0055938125</text:p>
          </table:table-cell>
          <table:table-cell office:value-type="float" office:value="0.910328031828036">
            <text:p>0.9103280318</text:p>
          </table:table-cell>
          <table:table-cell office:value-type="float" office:value="0.897307633210399">
            <text:p>0.8973076332</text:p>
          </table:table-cell>
          <table:table-cell office:value-type="float" office:value="0.980482986180445">
            <text:p>0.9804829862</text:p>
          </table:table-cell>
          <table:table-cell office:value-type="float" office:value="-26.3123386892026">
            <text:p>-26.3123386892</text:p>
          </table:table-cell>
          <table:table-cell office:value-type="float" office:value="-22.8810215650782">
            <text:p>-22.8810215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498">
            <text:p>24498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797.75">
            <text:p>-797.75</text:p>
          </table:table-cell>
          <table:table-cell office:value-type="float" office:value="-693.125">
            <text:p>-693.125</text:p>
          </table:table-cell>
          <table:table-cell office:value-type="float" office:value="-891.875">
            <text:p>-891.875</text:p>
          </table:table-cell>
          <table:table-cell office:value-type="float" office:value="-0.0325638827659401">
            <text:p>-0.0325638828</text:p>
          </table:table-cell>
          <table:table-cell office:value-type="float" office:value="-0.0197207443025009">
            <text:p>-0.0197207443</text:p>
          </table:table-cell>
          <table:table-cell office:value-type="float" office:value="-0.0178507095250485">
            <text:p>-0.0178507095</text:p>
          </table:table-cell>
          <table:table-cell office:value-type="float" office:value="0.888104806982366">
            <text:p>0.888104807</text:p>
          </table:table-cell>
          <table:table-cell office:value-type="float" office:value="0.931739654142702">
            <text:p>0.9317396541</text:p>
          </table:table-cell>
          <table:table-cell office:value-type="float" office:value="0.938147066410204">
            <text:p>0.9381470664</text:p>
          </table:table-cell>
          <table:table-cell office:value-type="float" office:value="-20.9372799266254">
            <text:p>-20.9372799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1344">
            <text:p>51344</text:p>
          </table:table-cell>
          <table:table-cell office:value-type="float" office:value="-844.375">
            <text:p>-844.375</text:p>
          </table:table-cell>
          <table:table-cell office:value-type="float" office:value="611.875">
            <text:p>611.875</text:p>
          </table:table-cell>
          <table:table-cell office:value-type="float" office:value="-1092.5">
            <text:p>-1092.5</text:p>
          </table:table-cell>
          <table:table-cell office:value-type="float" office:value="-0.0360612855007474">
            <text:p>-0.0360612855</text:p>
          </table:table-cell>
          <table:table-cell office:value-type="float" office:value="0.0176058870921333">
            <text:p>0.0176058871</text:p>
          </table:table-cell>
          <table:table-cell office:value-type="float" office:value="-0.0212780461202867">
            <text:p>-0.0212780461</text:p>
          </table:table-cell>
          <table:table-cell office:value-type="float" office:value="0.876334316718838">
            <text:p>0.8763343167</text:p>
          </table:table-cell>
          <table:table-cell office:value-type="float" office:value="1.06222814065266">
            <text:p>1.0622281407</text:p>
          </table:table-cell>
          <table:table-cell office:value-type="float" office:value="0.926414238862523">
            <text:p>0.9264142389</text:p>
          </table:table-cell>
          <table:table-cell office:value-type="float" office:value="-18.8726713652312">
            <text:p>-18.8726713652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74">
            <text:p>3427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143">
            <text:p>143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0.00417225885510883">
            <text:p>0.0041722589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1.01463702517103">
            <text:p>1.0146370252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0">
            <text:p>0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2246">
            <text:p>22246</text:p>
          </table:table-cell>
          <table:table-cell office:value-type="float" office:value="33458">
            <text:p>33458</text:p>
          </table:table-cell>
          <table:table-cell office:value-type="float" office:value="48690">
            <text:p>48690</text:p>
          </table:table-cell>
          <table:table-cell office:value-type="float" office:value="-496.25">
            <text:p>-496.25</text:p>
          </table:table-cell>
          <table:table-cell office:value-type="float" office:value="-881.375">
            <text:p>-881.375</text:p>
          </table:table-cell>
          <table:table-cell office:value-type="float" office:value="-340.875">
            <text:p>-340.875</text:p>
          </table:table-cell>
          <table:table-cell office:value-type="float" office:value="-0.0223073811022206">
            <text:p>-0.0223073811</text:p>
          </table:table-cell>
          <table:table-cell office:value-type="float" office:value="-0.0263427281965449">
            <text:p>-0.0263427282</text:p>
          </table:table-cell>
          <table:table-cell office:value-type="float" office:value="-0.00700092421441775">
            <text:p>-0.0070009242</text:p>
          </table:table-cell>
          <table:table-cell office:value-type="float" office:value="0.922899499875442">
            <text:p>0.9228994999</text:p>
          </table:table-cell>
          <table:table-cell office:value-type="float" office:value="0.909160572396613">
            <text:p>0.9091605724</text:p>
          </table:table-cell>
          <table:table-cell office:value-type="float" office:value="0.975592830611656">
            <text:p>0.9755928306</text:p>
          </table:table-cell>
          <table:table-cell office:value-type="float" office:value="-30.7246717777395">
            <text:p>-30.7246717777</text:p>
          </table:table-cell>
          <table:table-cell office:value-type="float" office:value="-25.9645417562486">
            <text:p>-25.9645417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22140">
            <text:p>22140</text:p>
          </table:table-cell>
          <table:table-cell office:value-type="float" office:value="31110">
            <text:p>31110</text:p>
          </table:table-cell>
          <table:table-cell office:value-type="float" office:value="48531">
            <text:p>48531</text:p>
          </table:table-cell>
          <table:table-cell office:value-type="float" office:value="-275.75">
            <text:p>-275.75</text:p>
          </table:table-cell>
          <table:table-cell office:value-type="float" office:value="-933.125">
            <text:p>-933.125</text:p>
          </table:table-cell>
          <table:table-cell office:value-type="float" office:value="-905.5">
            <text:p>-905.5</text:p>
          </table:table-cell>
          <table:table-cell office:value-type="float" office:value="-0.0124548328816622">
            <text:p>-0.0124548329</text:p>
          </table:table-cell>
          <table:table-cell office:value-type="float" office:value="-0.0299943747991">
            <text:p>-0.0299943748</text:p>
          </table:table-cell>
          <table:table-cell office:value-type="float" office:value="-0.0186581772475325">
            <text:p>-0.0186581772</text:p>
          </table:table-cell>
          <table:table-cell office:value-type="float" office:value="0.956712125723918">
            <text:p>0.9567121257</text:p>
          </table:table-cell>
          <table:table-cell office:value-type="float" office:value="0.896783026741544">
            <text:p>0.8967830267</text:p>
          </table:table-cell>
          <table:table-cell office:value-type="float" office:value="0.935378709686909">
            <text:p>0.9353787097</text:p>
          </table:table-cell>
          <table:table-cell office:value-type="float" office:value="0">
            <text:p>0</text:p>
          </table:table-cell>
          <table:table-cell office:value-type="float" office:value="-22.7609065348271">
            <text:p>-22.7609065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2">
            <text:p>49762</text:p>
          </table:table-cell>
          <table:table-cell office:value-type="float" office:value="-774.75">
            <text:p>-774.75</text:p>
          </table:table-cell>
          <table:table-cell office:value-type="float" office:value="-196.625">
            <text:p>-196.625</text:p>
          </table:table-cell>
          <table:table-cell office:value-type="float" office:value="-1119.25">
            <text:p>-1119.25</text:p>
          </table:table-cell>
          <table:table-cell office:value-type="float" office:value="-0.0346055922815794">
            <text:p>-0.0346055923</text:p>
          </table:table-cell>
          <table:table-cell office:value-type="float" office:value="-0.0065090373411017">
            <text:p>-0.0065090373</text:p>
          </table:table-cell>
          <table:table-cell office:value-type="float" office:value="-0.0224920622161489">
            <text:p>-0.0224920622</text:p>
          </table:table-cell>
          <table:table-cell office:value-type="float" office:value="0.881227619168103">
            <text:p>0.8812276192</text:p>
          </table:table-cell>
          <table:table-cell office:value-type="float" office:value="0.977301409737675">
            <text:p>0.9773014097</text:p>
          </table:table-cell>
          <table:table-cell office:value-type="float" office:value="0.92226933225444">
            <text:p>0.9222693323</text:p>
          </table:table-cell>
          <table:table-cell office:value-type="float" office:value="-19.6813102878806">
            <text:p>-19.6813102879</text:p>
          </table:table-cell>
          <table:table-cell office:value-type="float" office:value="0">
            <text:p>0</text:p>
          </table:table-cell>
          <table:table-cell office:value-type="float" office:value="-30.4695258406204">
            <text:p>-30.46952584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430">
            <text:p>30430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176.25">
            <text:p>-176.2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0579198159710812">
            <text:p>-0.0057919816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979793816629731">
            <text:p>0.9797938166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1803">
            <text:p>21803</text:p>
          </table:table-cell>
          <table:table-cell office:value-type="float" office:value="29354">
            <text:p>29354</text:p>
          </table:table-cell>
          <table:table-cell office:value-type="float" office:value="44727">
            <text:p>44727</text:p>
          </table:table-cell>
          <table:table-cell office:value-type="float" office:value="-535.25">
            <text:p>-535.25</text:p>
          </table:table-cell>
          <table:table-cell office:value-type="float" office:value="-273.5">
            <text:p>-273.5</text:p>
          </table:table-cell>
          <table:table-cell office:value-type="float" office:value="-1287.125">
            <text:p>-1287.125</text:p>
          </table:table-cell>
          <table:table-cell office:value-type="float" office:value="-0.0245493739393661">
            <text:p>-0.0245493739</text:p>
          </table:table-cell>
          <table:table-cell office:value-type="float" office:value="-0.00931729917558084">
            <text:p>-0.0093172992</text:p>
          </table:table-cell>
          <table:table-cell office:value-type="float" office:value="-0.0287773604310595">
            <text:p>-0.0287773604</text:p>
          </table:table-cell>
          <table:table-cell office:value-type="float" office:value="0.915258427863416">
            <text:p>0.9152584279</text:p>
          </table:table-cell>
          <table:table-cell office:value-type="float" office:value="0.967559604530765">
            <text:p>0.9675596045</text:p>
          </table:table-cell>
          <table:table-cell office:value-type="float" office:value="0.900902385979115">
            <text:p>0.900902386</text:p>
          </table:table-cell>
          <table:table-cell office:value-type="float" office:value="-27.8868117710553">
            <text:p>-27.8868117711</text:p>
          </table:table-cell>
          <table:table-cell office:value-type="float" office:value="0">
            <text:p>0</text:p>
          </table:table-cell>
          <table:table-cell office:value-type="float" office:value="-23.7382845777291">
            <text:p>-23.738284577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080">
            <text:p>22080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264.5">
            <text:p>-264.5</text:p>
          </table:table-cell>
          <table:table-cell office:value-type="float" office:value="-444.25">
            <text:p>-444.25</text:p>
          </table:table-cell>
          <table:table-cell office:value-type="float" office:value="-1284">
            <text:p>-1284</text:p>
          </table:table-cell>
          <table:table-cell office:value-type="float" office:value="-0.0119791666666667">
            <text:p>-0.0119791667</text:p>
          </table:table-cell>
          <table:table-cell office:value-type="float" office:value="-0.0153454231433506">
            <text:p>-0.0153454231</text:p>
          </table:table-cell>
          <table:table-cell office:value-type="float" office:value="-0.0306451227952934">
            <text:p>-0.0306451228</text:p>
          </table:table-cell>
          <table:table-cell office:value-type="float" office:value="0.958354177517361">
            <text:p>0.9583541775</text:p>
          </table:table-cell>
          <table:table-cell office:value-type="float" office:value="0.946752563740712">
            <text:p>0.9467525637</text:p>
          </table:table-cell>
          <table:table-cell office:value-type="float" office:value="0.894582752376705">
            <text:p>0.894582752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701439738256">
            <text:p>-22.270143973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532.125">
            <text:p>-532.125</text:p>
          </table:table-cell>
          <table:table-cell office:value-type="float" office:value="-292.75">
            <text:p>-292.75</text:p>
          </table:table-cell>
          <table:table-cell office:value-type="float" office:value="-268.375">
            <text:p>-268.375</text:p>
          </table:table-cell>
          <table:table-cell office:value-type="float" office:value="-0.0245196295272325">
            <text:p>-0.0245196295</text:p>
          </table:table-cell>
          <table:table-cell office:value-type="float" office:value="-0.0101854429058521">
            <text:p>-0.0101854429</text:p>
          </table:table-cell>
          <table:table-cell office:value-type="float" office:value="-0.00666042090633841">
            <text:p>-0.0066604209</text:p>
          </table:table-cell>
          <table:table-cell office:value-type="float" office:value="0.915359672629706">
            <text:p>0.9153596726</text:p>
          </table:table-cell>
          <table:table-cell office:value-type="float" office:value="0.964554286594007">
            <text:p>0.9645542866</text:p>
          </table:table-cell>
          <table:table-cell office:value-type="float" office:value="0.976775474792849">
            <text:p>0.9767754748</text:p>
          </table:table-cell>
          <table:table-cell office:value-type="float" office:value="-27.9210647902136">
            <text:p>-27.9210647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8240">
            <text:p>28240</text:p>
          </table:table-cell>
          <table:table-cell office:value-type="float" office:value="40733">
            <text:p>40733</text:p>
          </table:table-cell>
          <table:table-cell office:value-type="float" office:value="-894.125">
            <text:p>-894.125</text:p>
          </table:table-cell>
          <table:table-cell office:value-type="float" office:value="-1275">
            <text:p>-1275</text:p>
          </table:table-cell>
          <table:table-cell office:value-type="float" office:value="-328.75">
            <text:p>-328.75</text:p>
          </table:table-cell>
          <table:table-cell office:value-type="float" office:value="-0.0423515062523683">
            <text:p>-0.0423515063</text:p>
          </table:table-cell>
          <table:table-cell office:value-type="float" office:value="-0.0451487252124646">
            <text:p>-0.0451487252</text:p>
          </table:table-cell>
          <table:table-cell office:value-type="float" office:value="-0.00807085164363047">
            <text:p>-0.0080708516</text:p>
          </table:table-cell>
          <table:table-cell office:value-type="float" office:value="0.855285282277126">
            <text:p>0.8552852823</text:p>
          </table:table-cell>
          <table:table-cell office:value-type="float" office:value="0.845974740237463">
            <text:p>0.8459747402</text:p>
          </table:table-cell>
          <table:table-cell office:value-type="float" office:value="0.97187969099395">
            <text:p>0.971879691</text:p>
          </table:table-cell>
          <table:table-cell office:value-type="float" office:value="-16.017456452527">
            <text:p>-16.0174564525</text:p>
          </table:table-cell>
          <table:table-cell office:value-type="float" office:value="-15.0032883996072">
            <text:p>-15.0032883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20145">
            <text:p>20145</text:p>
          </table:table-cell>
          <table:table-cell office:value-type="float" office:value="27476">
            <text:p>27476</text:p>
          </table:table-cell>
          <table:table-cell office:value-type="float" office:value="39150">
            <text:p>39150</text:p>
          </table:table-cell>
          <table:table-cell office:value-type="float" office:value="-1209.75">
            <text:p>-1209.75</text:p>
          </table:table-cell>
          <table:table-cell office:value-type="float" office:value="-604">
            <text:p>-604</text:p>
          </table:table-cell>
          <table:table-cell office:value-type="float" office:value="-368.375">
            <text:p>-368.375</text:p>
          </table:table-cell>
          <table:table-cell office:value-type="float" office:value="-0.0600521221146686">
            <text:p>-0.0600521221</text:p>
          </table:table-cell>
          <table:table-cell office:value-type="float" office:value="-0.0219828213713787">
            <text:p>-0.0219828214</text:p>
          </table:table-cell>
          <table:table-cell office:value-type="float" office:value="-0.00940932311621967">
            <text:p>-0.0094093231</text:p>
          </table:table-cell>
          <table:table-cell office:value-type="float" office:value="0.796885837044791">
            <text:p>0.796885837</text:p>
          </table:table-cell>
          <table:table-cell office:value-type="float" office:value="0.924007284293649">
            <text:p>0.9240072843</text:p>
          </table:table-cell>
          <table:table-cell office:value-type="float" office:value="0.967240898401782">
            <text:p>0.9672408984</text:p>
          </table:table-cell>
          <table:table-cell office:value-type="float" office:value="-11.1922754536863">
            <text:p>-11.1922754537</text:p>
          </table:table-cell>
          <table:table-cell office:value-type="float" office:value="-31.1834536255802">
            <text:p>-31.1834536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9854">
            <text:p>19854</text:p>
          </table:table-cell>
          <table:table-cell office:value-type="float" office:value="27254">
            <text:p>27254</text:p>
          </table:table-cell>
          <table:table-cell office:value-type="float" office:value="38458">
            <text:p>38458</text:p>
          </table:table-cell>
          <table:table-cell office:value-type="float" office:value="-1450.5">
            <text:p>-1450.5</text:p>
          </table:table-cell>
          <table:table-cell office:value-type="float" office:value="-434">
            <text:p>-434</text:p>
          </table:table-cell>
          <table:table-cell office:value-type="float" office:value="-417.875">
            <text:p>-417.875</text:p>
          </table:table-cell>
          <table:table-cell office:value-type="float" office:value="-0.0730583257781807">
            <text:p>-0.0730583258</text:p>
          </table:table-cell>
          <table:table-cell office:value-type="float" office:value="-0.0159242679973582">
            <text:p>-0.015924268</text:p>
          </table:table-cell>
          <table:table-cell office:value-type="float" office:value="-0.0108657496489677">
            <text:p>-0.0108657496</text:p>
          </table:table-cell>
          <table:table-cell office:value-type="float" office:value="0.754757396948769">
            <text:p>0.7547573969</text:p>
          </table:table-cell>
          <table:table-cell office:value-type="float" office:value="0.9447620833393">
            <text:p>0.9447620833</text:p>
          </table:table-cell>
          <table:table-cell office:value-type="float" office:value="0.962201282678864">
            <text:p>0.9622012827</text:p>
          </table:table-cell>
          <table:table-cell office:value-type="float" office:value="-9.13663115112193">
            <text:p>-9.1366311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8278">
            <text:p>18278</text:p>
          </table:table-cell>
          <table:table-cell office:value-type="float" office:value="27416">
            <text:p>27416</text:p>
          </table:table-cell>
          <table:table-cell office:value-type="float" office:value="39541">
            <text:p>39541</text:p>
          </table:table-cell>
          <table:table-cell office:value-type="float" office:value="-1376.75">
            <text:p>-1376.75</text:p>
          </table:table-cell>
          <table:table-cell office:value-type="float" office:value="-722.75">
            <text:p>-722.75</text:p>
          </table:table-cell>
          <table:table-cell office:value-type="float" office:value="-339.5">
            <text:p>-339.5</text:p>
          </table:table-cell>
          <table:table-cell office:value-type="float" office:value="-0.0753227924280556">
            <text:p>-0.0753227924</text:p>
          </table:table-cell>
          <table:table-cell office:value-type="float" office:value="-0.0263623431572804">
            <text:p>-0.0263623432</text:p>
          </table:table-cell>
          <table:table-cell office:value-type="float" office:value="-0.00858602463265977">
            <text:p>-0.0085860246</text:p>
          </table:table-cell>
          <table:table-cell office:value-type="float" office:value="0.747490331697759">
            <text:p>0.7474903317</text:p>
          </table:table-cell>
          <table:table-cell office:value-type="float" office:value="0.909093946297533">
            <text:p>0.9090939463</text:p>
          </table:table-cell>
          <table:table-cell office:value-type="float" office:value="0.970093404630916">
            <text:p>0.9700934046</text:p>
          </table:table-cell>
          <table:table-cell office:value-type="float" office:value="-8.85125987085508">
            <text:p>-8.8512598709</text:p>
          </table:table-cell>
          <table:table-cell office:value-type="float" office:value="-25.9449626007251">
            <text:p>-25.9449626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5905">
            <text:p>15905</text:p>
          </table:table-cell>
          <table:table-cell office:value-type="float" office:value="26498">
            <text:p>26498</text:p>
          </table:table-cell>
          <table:table-cell office:value-type="float" office:value="39796">
            <text:p>39796</text:p>
          </table:table-cell>
          <table:table-cell office:value-type="float" office:value="-1635">
            <text:p>-1635</text:p>
          </table:table-cell>
          <table:table-cell office:value-type="float" office:value="-1140.375">
            <text:p>-1140.375</text:p>
          </table:table-cell>
          <table:table-cell office:value-type="float" office:value="-340.125">
            <text:p>-340.125</text:p>
          </table:table-cell>
          <table:table-cell office:value-type="float" office:value="-0.10279786230745">
            <text:p>-0.1027978623</text:p>
          </table:table-cell>
          <table:table-cell office:value-type="float" office:value="-0.043036266888067">
            <text:p>-0.0430362669</text:p>
          </table:table-cell>
          <table:table-cell office:value-type="float" office:value="-0.00854671323751131">
            <text:p>-0.0085467132</text:p>
          </table:table-cell>
          <table:table-cell office:value-type="float" office:value="0.660919586894087">
            <text:p>0.6609195869</text:p>
          </table:table-cell>
          <table:table-cell office:value-type="float" office:value="0.853003221616381">
            <text:p>0.8530032216</text:p>
          </table:table-cell>
          <table:table-cell office:value-type="float" office:value="0.970229674430752">
            <text:p>0.9702296744</text:p>
          </table:table-cell>
          <table:table-cell office:value-type="float" office:value="-6.38997899717829">
            <text:p>-6.3899789972</text:p>
          </table:table-cell>
          <table:table-cell office:value-type="float" office:value="-15.7570032581464">
            <text:p>-15.7570032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2">
            <text:p>2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2936">
            <text:p>12936</text:p>
          </table:table-cell>
          <table:table-cell office:value-type="float" office:value="22785">
            <text:p>22785</text:p>
          </table:table-cell>
          <table:table-cell office:value-type="float" office:value="38341">
            <text:p>38341</text:p>
          </table:table-cell>
          <table:table-cell office:value-type="float" office:value="-1772.125">
            <text:p>-1772.125</text:p>
          </table:table-cell>
          <table:table-cell office:value-type="float" office:value="-246.125">
            <text:p>-246.125</text:p>
          </table:table-cell>
          <table:table-cell office:value-type="float" office:value="-383.5">
            <text:p>-383.5</text:p>
          </table:table-cell>
          <table:table-cell office:value-type="float" office:value="-0.136991728509586">
            <text:p>-0.1369917285</text:p>
          </table:table-cell>
          <table:table-cell office:value-type="float" office:value="-0.0108020627605881">
            <text:p>-0.0108020628</text:p>
          </table:table-cell>
          <table:table-cell office:value-type="float" office:value="-0.0100023473566156">
            <text:p>-0.0100023474</text:p>
          </table:table-cell>
          <table:table-cell office:value-type="float" office:value="0.557311748229336">
            <text:p>0.5573117482</text:p>
          </table:table-cell>
          <table:table-cell office:value-type="float" office:value="0.962421482075314">
            <text:p>0.9624214821</text:p>
          </table:table-cell>
          <table:table-cell office:value-type="float" office:value="0.965187876279024">
            <text:p>0.9651878763</text:p>
          </table:table-cell>
          <table:table-cell office:value-type="float" office:value="-4.70469327377642">
            <text:p>-4.70469327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9648">
            <text:p>9648</text:p>
          </table:table-cell>
          <table:table-cell office:value-type="float" office:value="21782">
            <text:p>21782</text:p>
          </table:table-cell>
          <table:table-cell office:value-type="float" office:value="37394">
            <text:p>37394</text:p>
          </table:table-cell>
          <table:table-cell office:value-type="float" office:value="-1346.75">
            <text:p>-1346.75</text:p>
          </table:table-cell>
          <table:table-cell office:value-type="float" office:value="-379.875">
            <text:p>-379.875</text:p>
          </table:table-cell>
          <table:table-cell office:value-type="float" office:value="-502.875">
            <text:p>-502.875</text:p>
          </table:table-cell>
          <table:table-cell office:value-type="float" office:value="-0.139588515754561">
            <text:p>-0.1395885158</text:p>
          </table:table-cell>
          <table:table-cell office:value-type="float" office:value="-0.0174398585988431">
            <text:p>-0.0174398586</text:p>
          </table:table-cell>
          <table:table-cell office:value-type="float" office:value="-0.013448013050222">
            <text:p>-0.0134480131</text:p>
          </table:table-cell>
          <table:table-cell office:value-type="float" office:value="0.549630704170938">
            <text:p>0.5496307042</text:p>
          </table:table-cell>
          <table:table-cell office:value-type="float" office:value="0.939556626293227">
            <text:p>0.9395566263</text:p>
          </table:table-cell>
          <table:table-cell office:value-type="float" office:value="0.953286418472021">
            <text:p>0.9532864185</text:p>
          </table:table-cell>
          <table:table-cell office:value-type="float" office:value="-4.61039162250742">
            <text:p>-4.6103916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792">
            <text:p>9792</text:p>
          </table:table-cell>
          <table:table-cell office:value-type="float" office:value="21106">
            <text:p>21106</text:p>
          </table:table-cell>
          <table:table-cell office:value-type="float" office:value="36912">
            <text:p>36912</text:p>
          </table:table-cell>
          <table:table-cell office:value-type="float" office:value="-1073.75">
            <text:p>-1073.75</text:p>
          </table:table-cell>
          <table:table-cell office:value-type="float" office:value="-531.25">
            <text:p>-531.25</text:p>
          </table:table-cell>
          <table:table-cell office:value-type="float" office:value="-995.375">
            <text:p>-995.375</text:p>
          </table:table-cell>
          <table:table-cell office:value-type="float" office:value="-0.109655841503268">
            <text:p>-0.1096558415</text:p>
          </table:table-cell>
          <table:table-cell office:value-type="float" office:value="-0.0251705676111058">
            <text:p>-0.0251705676</text:p>
          </table:table-cell>
          <table:table-cell office:value-type="float" office:value="-0.0269661627654963">
            <text:p>-0.0269661628</text:p>
          </table:table-cell>
          <table:table-cell office:value-type="float" office:value="0.63977238574711">
            <text:p>0.6397723857</text:p>
          </table:table-cell>
          <table:table-cell office:value-type="float" office:value="0.913144786009905">
            <text:p>0.913144786</text:p>
          </table:table-cell>
          <table:table-cell office:value-type="float" office:value="0.907043691231982">
            <text:p>0.9070436912</text:p>
          </table:table-cell>
          <table:table-cell office:value-type="float" office:value="-5.96783395600731">
            <text:p>-5.967833956</text:p>
          </table:table-cell>
          <table:table-cell office:value-type="float" office:value="-27.189957468956">
            <text:p>-27.189957469</text:p>
          </table:table-cell>
          <table:table-cell office:value-type="float" office:value="-25.3561786766888">
            <text:p>-25.35617867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8032">
            <text:p>8032</text:p>
          </table:table-cell>
          <table:table-cell office:value-type="float" office:value="19926">
            <text:p>19926</text:p>
          </table:table-cell>
          <table:table-cell office:value-type="float" office:value="35735">
            <text:p>35735</text:p>
          </table:table-cell>
          <table:table-cell office:value-type="float" office:value="-926.125">
            <text:p>-926.125</text:p>
          </table:table-cell>
          <table:table-cell office:value-type="float" office:value="-1539.5">
            <text:p>-1539.5</text:p>
          </table:table-cell>
          <table:table-cell office:value-type="float" office:value="-1573.25">
            <text:p>-1573.25</text:p>
          </table:table-cell>
          <table:table-cell office:value-type="float" office:value="-0.115304407370518">
            <text:p>-0.1153044074</text:p>
          </table:table-cell>
          <table:table-cell office:value-type="float" office:value="-0.0772608652012446">
            <text:p>-0.0772608652</text:p>
          </table:table-cell>
          <table:table-cell office:value-type="float" office:value="-0.0440254652301665">
            <text:p>-0.0440254652</text:p>
          </table:table-cell>
          <table:table-cell office:value-type="float" office:value="0.622492982666957">
            <text:p>0.6224929827</text:p>
          </table:table-cell>
          <table:table-cell office:value-type="float" office:value="0.741286684727268">
            <text:p>0.7412866847</text:p>
          </table:table-cell>
          <table:table-cell office:value-type="float" office:value="0.849709825208333">
            <text:p>0.8497098252</text:p>
          </table:table-cell>
          <table:table-cell office:value-type="float" office:value="-5.65780597245248">
            <text:p>-5.6578059725</text:p>
          </table:table-cell>
          <table:table-cell office:value-type="float" office:value="-8.62029951459796">
            <text:p>-8.6202995146</text:p>
          </table:table-cell>
          <table:table-cell office:value-type="float" office:value="-15.3950587646999">
            <text:p>-15.395058764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5968">
            <text:p>5968</text:p>
          </table:table-cell>
          <table:table-cell office:value-type="float" office:value="17280">
            <text:p>17280</text:p>
          </table:table-cell>
          <table:table-cell office:value-type="float" office:value="35325">
            <text:p>35325</text:p>
          </table:table-cell>
          <table:table-cell office:value-type="float" office:value="-623">
            <text:p>-623</text:p>
          </table:table-cell>
          <table:table-cell office:value-type="float" office:value="-1326.5">
            <text:p>-1326.5</text:p>
          </table:table-cell>
          <table:table-cell office:value-type="float" office:value="-2040.5">
            <text:p>-2040.5</text:p>
          </table:table-cell>
          <table:table-cell office:value-type="float" office:value="-0.104390080428954">
            <text:p>-0.1043900804</text:p>
          </table:table-cell>
          <table:table-cell office:value-type="float" office:value="-0.0767650462962963">
            <text:p>-0.0767650463</text:p>
          </table:table-cell>
          <table:table-cell office:value-type="float" office:value="-0.0577636234961076">
            <text:p>-0.0577636235</text:p>
          </table:table-cell>
          <table:table-cell office:value-type="float" office:value="0.655993404726908">
            <text:p>0.6559934047</text:p>
          </table:table-cell>
          <table:table-cell office:value-type="float" office:value="0.742872367735393">
            <text:p>0.7428723677</text:p>
          </table:table-cell>
          <table:table-cell office:value-type="float" office:value="0.804367124714448">
            <text:p>0.8043671247</text:p>
          </table:table-cell>
          <table:table-cell office:value-type="float" office:value="-6.28703109855346">
            <text:p>-6.2870310986</text:p>
          </table:table-cell>
          <table:table-cell office:value-type="float" office:value="-8.67827680041889">
            <text:p>-8.6782768004</text:p>
          </table:table-cell>
          <table:table-cell office:value-type="float" office:value="-11.6497076007506">
            <text:p>-11.64970760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7856">
            <text:p>7856</text:p>
          </table:table-cell>
          <table:table-cell office:value-type="float" office:value="16694">
            <text:p>16694</text:p>
          </table:table-cell>
          <table:table-cell office:value-type="float" office:value="34236">
            <text:p>34236</text:p>
          </table:table-cell>
          <table:table-cell office:value-type="float" office:value="-314">
            <text:p>-314</text:p>
          </table:table-cell>
          <table:table-cell office:value-type="float" office:value="-904.5">
            <text:p>-904.5</text:p>
          </table:table-cell>
          <table:table-cell office:value-type="float" office:value="-2287.75">
            <text:p>-2287.75</text:p>
          </table:table-cell>
          <table:table-cell office:value-type="float" office:value="-0.039969450101833">
            <text:p>-0.0399694501</text:p>
          </table:table-cell>
          <table:table-cell office:value-type="float" office:value="-0.054181142925602">
            <text:p>-0.0541811429</text:p>
          </table:table-cell>
          <table:table-cell office:value-type="float" office:value="-0.066822934922304">
            <text:p>-0.0668229349</text:p>
          </table:table-cell>
          <table:table-cell office:value-type="float" office:value="0.863238136248813">
            <text:p>0.8632381362</text:p>
          </table:table-cell>
          <table:table-cell office:value-type="float" office:value="0.816119768407893">
            <text:p>0.8161197684</text:p>
          </table:table-cell>
          <table:table-cell office:value-type="float" office:value="0.774871724849932">
            <text:p>0.7748717248</text:p>
          </table:table-cell>
          <table:table-cell office:value-type="float" office:value="-16.9929947068983">
            <text:p>-16.9929947069</text:p>
          </table:table-cell>
          <table:table-cell office:value-type="float" office:value="-12.443353288975">
            <text:p>-12.443353289</text:p>
          </table:table-cell>
          <table:table-cell office:value-type="float" office:value="-10.0223252706981">
            <text:p>-10.022325270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9120">
            <text:p>9120</text:p>
          </table:table-cell>
          <table:table-cell office:value-type="float" office:value="17368">
            <text:p>17368</text:p>
          </table:table-cell>
          <table:table-cell office:value-type="float" office:value="31578">
            <text:p>31578</text:p>
          </table:table-cell>
          <table:table-cell office:value-type="float" office:value="-614">
            <text:p>-614</text:p>
          </table:table-cell>
          <table:table-cell office:value-type="float" office:value="-136.5">
            <text:p>-136.5</text:p>
          </table:table-cell>
          <table:table-cell office:value-type="float" office:value="-2517">
            <text:p>-2517</text:p>
          </table:table-cell>
          <table:table-cell office:value-type="float" office:value="-0.0673245614035088">
            <text:p>-0.0673245614</text:p>
          </table:table-cell>
          <table:table-cell office:value-type="float" office:value="-0.00785928143712575">
            <text:p>-0.0078592814</text:p>
          </table:table-cell>
          <table:table-cell office:value-type="float" office:value="-0.0797073912217366">
            <text:p>-0.0797073912</text:p>
          </table:table-cell>
          <table:table-cell office:value-type="float" office:value="0.773247924361342">
            <text:p>0.7732479244</text:p>
          </table:table-cell>
          <table:table-cell office:value-type="float" office:value="0.972613580847287">
            <text:p>0.9726135808</text:p>
          </table:table-cell>
          <table:table-cell office:value-type="float" office:value="0.733476536426057">
            <text:p>0.7334765364</text:p>
          </table:table-cell>
          <table:table-cell office:value-type="float" office:value="-9.94500715100757">
            <text:p>-9.945007151</text:p>
          </table:table-cell>
          <table:table-cell office:value-type="float" office:value="0">
            <text:p>0</text:p>
          </table:table-cell>
          <table:table-cell office:value-type="float" office:value="-8.3447758876879">
            <text:p>-8.344775887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5426">
            <text:p>15426</text:p>
          </table:table-cell>
          <table:table-cell office:value-type="float" office:value="27210">
            <text:p>27210</text:p>
          </table:table-cell>
          <table:table-cell office:value-type="float" office:value="-926.125">
            <text:p>-926.125</text:p>
          </table:table-cell>
          <table:table-cell office:value-type="float" office:value="-1500.5">
            <text:p>-1500.5</text:p>
          </table:table-cell>
          <table:table-cell office:value-type="float" office:value="-2611.375">
            <text:p>-2611.375</text:p>
          </table:table-cell>
          <table:table-cell office:value-type="float" office:value="-0.115304407370518">
            <text:p>-0.1153044074</text:p>
          </table:table-cell>
          <table:table-cell office:value-type="float" office:value="-0.0972708414365357">
            <text:p>-0.0972708414</text:p>
          </table:table-cell>
          <table:table-cell office:value-type="float" office:value="-0.0959711503123852">
            <text:p>-0.0959711503</text:p>
          </table:table-cell>
          <table:table-cell office:value-type="float" office:value="0.622492982666957">
            <text:p>0.6224929827</text:p>
          </table:table-cell>
          <table:table-cell office:value-type="float" office:value="0.678096823495917">
            <text:p>0.6780968235</text:p>
          </table:table-cell>
          <table:table-cell office:value-type="float" office:value="0.682153478823526">
            <text:p>0.6821534788</text:p>
          </table:table-cell>
          <table:table-cell office:value-type="float" office:value="-5.65780597245248">
            <text:p>-5.6578059725</text:p>
          </table:table-cell>
          <table:table-cell office:value-type="float" office:value="-6.77346676036842">
            <text:p>-6.7734667604</text:p>
          </table:table-cell>
          <table:table-cell office:value-type="float" office:value="-6.87005313704273">
            <text:p>-6.87005313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965">
            <text:p>965</text:p>
          </table:table-cell>
          <table:table-cell office:value-type="float" office:value="5968">
            <text:p>5968</text:p>
          </table:table-cell>
          <table:table-cell office:value-type="float" office:value="13049">
            <text:p>13049</text:p>
          </table:table-cell>
          <table:table-cell office:value-type="float" office:value="22365">
            <text:p>22365</text:p>
          </table:table-cell>
          <table:table-cell office:value-type="float" office:value="-623">
            <text:p>-623</text:p>
          </table:table-cell>
          <table:table-cell office:value-type="float" office:value="-1491.75">
            <text:p>-1491.75</text:p>
          </table:table-cell>
          <table:table-cell office:value-type="float" office:value="-526.375">
            <text:p>-526.375</text:p>
          </table:table-cell>
          <table:table-cell office:value-type="float" office:value="-0.104390080428954">
            <text:p>-0.1043900804</text:p>
          </table:table-cell>
          <table:table-cell office:value-type="float" office:value="-0.114319104912254">
            <text:p>-0.1143191049</text:p>
          </table:table-cell>
          <table:table-cell office:value-type="float" office:value="-0.0235356583948133">
            <text:p>-0.0235356584</text:p>
          </table:table-cell>
          <table:table-cell office:value-type="float" office:value="0.655993404726908">
            <text:p>0.6559934047</text:p>
          </table:table-cell>
          <table:table-cell office:value-type="float" office:value="0.625498093993072">
            <text:p>0.625498094</text:p>
          </table:table-cell>
          <table:table-cell office:value-type="float" office:value="0.918710892961665">
            <text:p>0.918710893</text:p>
          </table:table-cell>
          <table:table-cell office:value-type="float" office:value="-6.28703109855346">
            <text:p>-6.2870310986</text:p>
          </table:table-cell>
          <table:table-cell office:value-type="float" office:value="-5.70968221350725">
            <text:p>-5.7096822135</text:p>
          </table:table-cell>
          <table:table-cell office:value-type="float" office:value="-29.1029871829796">
            <text:p>-29.10298718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69">
            <text:p>869</text:p>
          </table:table-cell>
          <table:table-cell office:value-type="float" office:value="7856">
            <text:p>7856</text:p>
          </table:table-cell>
          <table:table-cell office:value-type="float" office:value="13257">
            <text:p>13257</text:p>
          </table:table-cell>
          <table:table-cell office:value-type="float" office:value="22995">
            <text:p>22995</text:p>
          </table:table-cell>
          <table:table-cell office:value-type="float" office:value="-314">
            <text:p>-314</text:p>
          </table:table-cell>
          <table:table-cell office:value-type="float" office:value="-529.875">
            <text:p>-529.875</text:p>
          </table:table-cell>
          <table:table-cell office:value-type="float" office:value="-247.5">
            <text:p>-247.5</text:p>
          </table:table-cell>
          <table:table-cell table:number-columns-repeated="2" office:value-type="float" office:value="-0.039969450101833">
            <text:p>-0.0399694501</text:p>
          </table:table-cell>
          <table:table-cell office:value-type="float" office:value="-0.0107632093933464">
            <text:p>-0.0107632094</text:p>
          </table:table-cell>
          <table:table-cell table:number-columns-repeated="2" office:value-type="float" office:value="0.863238136248813">
            <text:p>0.8632381362</text:p>
          </table:table-cell>
          <table:table-cell office:value-type="float" office:value="0.96255582660912">
            <text:p>0.9625558266</text:p>
          </table:table-cell>
          <table:table-cell table:number-columns-repeated="2" office:value-type="float" office:value="-16.9929947068983">
            <text:p>-16.9929947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733">
            <text:p>733</text:p>
          </table:table-cell>
          <table:table-cell office:value-type="float" office:value="5776">
            <text:p>5776</text:p>
          </table:table-cell>
          <table:table-cell office:value-type="float" office:value="11505">
            <text:p>11505</text:p>
          </table:table-cell>
          <table:table-cell office:value-type="float" office:value="25650">
            <text:p>25650</text:p>
          </table:table-cell>
          <table:table-cell office:value-type="float" office:value="-342">
            <text:p>-342</text:p>
          </table:table-cell>
          <table:table-cell office:value-type="float" office:value="-653.25">
            <text:p>-653.25</text:p>
          </table:table-cell>
          <table:table-cell office:value-type="float" office:value="-1719.25">
            <text:p>-1719.25</text:p>
          </table:table-cell>
          <table:table-cell office:value-type="float" office:value="-0.0592105263157895">
            <text:p>-0.0592105263</text:p>
          </table:table-cell>
          <table:table-cell office:value-type="float" office:value="-0.0567796610169492">
            <text:p>-0.056779661</text:p>
          </table:table-cell>
          <table:table-cell office:value-type="float" office:value="-0.0670272904483431">
            <text:p>-0.0670272904</text:p>
          </table:table-cell>
          <table:table-cell office:value-type="float" office:value="0.799634695290859">
            <text:p>0.7996346953</text:p>
          </table:table-cell>
          <table:table-cell office:value-type="float" office:value="0.807590089054869">
            <text:p>0.8075900891</text:p>
          </table:table-cell>
          <table:table-cell office:value-type="float" office:value="0.774210092453898">
            <text:p>0.7742100925</text:p>
          </table:table-cell>
          <table:table-cell office:value-type="float" office:value="-11.3563867734363">
            <text:p>-11.3563867734</text:p>
          </table:table-cell>
          <table:table-cell office:value-type="float" office:value="-11.8577168497441">
            <text:p>-11.8577168497</text:p>
          </table:table-cell>
          <table:table-cell office:value-type="float" office:value="-9.99068732426192">
            <text:p>-9.990687324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1606">
            <text:p>1606</text:p>
          </table:table-cell>
          <table:table-cell office:value-type="float" office:value="603">
            <text:p>603</text:p>
          </table:table-cell>
          <table:table-cell office:value-type="float" office:value="4112">
            <text:p>4112</text:p>
          </table:table-cell>
          <table:table-cell office:value-type="float" office:value="9911">
            <text:p>9911</text:p>
          </table:table-cell>
          <table:table-cell office:value-type="float" office:value="23895">
            <text:p>23895</text:p>
          </table:table-cell>
          <table:table-cell office:value-type="float" office:value="-278">
            <text:p>-278</text:p>
          </table:table-cell>
          <table:table-cell office:value-type="float" office:value="-517">
            <text:p>-517</text:p>
          </table:table-cell>
          <table:table-cell office:value-type="float" office:value="-1701">
            <text:p>-1701</text:p>
          </table:table-cell>
          <table:table-cell office:value-type="float" office:value="-0.0676070038910506">
            <text:p>-0.0676070039</text:p>
          </table:table-cell>
          <table:table-cell office:value-type="float" office:value="-0.0521642619311876">
            <text:p>-0.0521642619</text:p>
          </table:table-cell>
          <table:table-cell office:value-type="float" office:value="-0.0711864406779661">
            <text:p>-0.0711864407</text:p>
          </table:table-cell>
          <table:table-cell office:value-type="float" office:value="0.772334072052567">
            <text:p>0.7723340721</text:p>
          </table:table-cell>
          <table:table-cell office:value-type="float" office:value="0.822758459277582">
            <text:p>0.8227584593</text:p>
          </table:table-cell>
          <table:table-cell office:value-type="float" office:value="0.760779775926458">
            <text:p>0.7607797759</text:p>
          </table:table-cell>
          <table:table-cell office:value-type="float" office:value="-9.9019775981644">
            <text:p>-9.9019775982</text:p>
          </table:table-cell>
          <table:table-cell office:value-type="float" office:value="-12.938110927926">
            <text:p>-12.9381109279</text:p>
          </table:table-cell>
          <table:table-cell office:value-type="float" office:value="-9.38622874938247">
            <text:p>-9.386228749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612">
            <text:p>612</text:p>
          </table:table-cell>
          <table:table-cell office:value-type="float" office:value="5872">
            <text:p>5872</text:p>
          </table:table-cell>
          <table:table-cell office:value-type="float" office:value="10944">
            <text:p>10944</text:p>
          </table:table-cell>
          <table:table-cell office:value-type="float" office:value="22365">
            <text:p>22365</text:p>
          </table:table-cell>
          <table:table-cell office:value-type="float" office:value="82">
            <text:p>82</text:p>
          </table:table-cell>
          <table:table-cell office:value-type="float" office:value="-114.75">
            <text:p>-114.75</text:p>
          </table:table-cell>
          <table:table-cell office:value-type="float" office:value="-526.375">
            <text:p>-526.375</text:p>
          </table:table-cell>
          <table:table-cell office:value-type="float" office:value="0.0139645776566757">
            <text:p>0.0139645777</text:p>
          </table:table-cell>
          <table:table-cell office:value-type="float" office:value="-0.0104851973684211">
            <text:p>-0.0104851974</text:p>
          </table:table-cell>
          <table:table-cell office:value-type="float" office:value="-0.0235356583948133">
            <text:p>-0.0235356584</text:p>
          </table:table-cell>
          <table:table-cell office:value-type="float" office:value="1.04925824027946">
            <text:p>1.0492582403</text:p>
          </table:table-cell>
          <table:table-cell office:value-type="float" office:value="0.963517290363682">
            <text:p>0.9635172904</text:p>
          </table:table-cell>
          <table:table-cell office:value-type="float" office:value="0.918710892961665">
            <text:p>0.918710893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029871829796">
            <text:p>-29.10298718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1107">
            <text:p>1107</text:p>
          </table:table-cell>
          <table:table-cell office:value-type="float" office:value="730">
            <text:p>730</text:p>
          </table:table-cell>
          <table:table-cell office:value-type="float" office:value="7152">
            <text:p>7152</text:p>
          </table:table-cell>
          <table:table-cell office:value-type="float" office:value="11820">
            <text:p>11820</text:p>
          </table:table-cell>
          <table:table-cell office:value-type="float" office:value="22995">
            <text:p>22995</text:p>
          </table:table-cell>
          <table:table-cell office:value-type="float" office:value="-354">
            <text:p>-354</text:p>
          </table:table-cell>
          <table:table-cell office:value-type="float" office:value="-277.5">
            <text:p>-277.5</text:p>
          </table:table-cell>
          <table:table-cell office:value-type="float" office:value="-247.5">
            <text:p>-247.5</text:p>
          </table:table-cell>
          <table:table-cell office:value-type="float" office:value="-0.049496644295302">
            <text:p>-0.0494966443</text:p>
          </table:table-cell>
          <table:table-cell office:value-type="float" office:value="-0.0234771573604061">
            <text:p>-0.0234771574</text:p>
          </table:table-cell>
          <table:table-cell office:value-type="float" office:value="-0.0107632093933464">
            <text:p>-0.0107632094</text:p>
          </table:table-cell>
          <table:table-cell office:value-type="float" office:value="0.831563583847574">
            <text:p>0.8315635838</text:p>
          </table:table-cell>
          <table:table-cell office:value-type="float" office:value="0.91891025599732">
            <text:p>0.918910256</text:p>
          </table:table-cell>
          <table:table-cell office:value-type="float" office:value="0.96255582660912">
            <text:p>0.9625558266</text:p>
          </table:table-cell>
          <table:table-cell office:value-type="float" office:value="-13.654417014675">
            <text:p>-13.6544170147</text:p>
          </table:table-cell>
          <table:table-cell office:value-type="float" office:value="-29.1763773069456">
            <text:p>-29.1763773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92">
            <text:p>692</text:p>
          </table:table-cell>
          <table:table-cell office:value-type="float" office:value="5776">
            <text:p>5776</text:p>
          </table:table-cell>
          <table:table-cell office:value-type="float" office:value="10089">
            <text:p>10089</text:p>
          </table:table-cell>
          <table:table-cell office:value-type="float" office:value="17955">
            <text:p>17955</text:p>
          </table:table-cell>
          <table:table-cell office:value-type="float" office:value="-342">
            <text:p>-342</text:p>
          </table:table-cell>
          <table:table-cell office:value-type="float" office:value="-581.875">
            <text:p>-581.875</text:p>
          </table:table-cell>
          <table:table-cell office:value-type="float" office:value="-365.625">
            <text:p>-365.625</text:p>
          </table:table-cell>
          <table:table-cell office:value-type="float" office:value="-0.0592105263157895">
            <text:p>-0.0592105263</text:p>
          </table:table-cell>
          <table:table-cell office:value-type="float" office:value="-0.0576741996233522">
            <text:p>-0.0576741996</text:p>
          </table:table-cell>
          <table:table-cell office:value-type="float" office:value="-0.0203634085213033">
            <text:p>-0.0203634085</text:p>
          </table:table-cell>
          <table:table-cell office:value-type="float" office:value="0.799634695290859">
            <text:p>0.7996346953</text:p>
          </table:table-cell>
          <table:table-cell office:value-type="float" office:value="0.804659875390568">
            <text:p>0.8046598754</text:p>
          </table:table-cell>
          <table:table-cell office:value-type="float" office:value="0.929540820252385">
            <text:p>0.9295408203</text:p>
          </table:table-cell>
          <table:table-cell office:value-type="float" office:value="-11.3563867734363">
            <text:p>-11.3563867734</text:p>
          </table:table-cell>
          <table:table-cell office:value-type="float" office:value="-11.6683186494015">
            <text:p>-11.6683186494</text:p>
          </table:table-cell>
          <table:table-cell office:value-type="float" office:value="-33.6910965071853">
            <text:p>-33.691096507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office:value-type="float" office:value="668">
            <text:p>668</text:p>
          </table:table-cell>
          <table:table-cell office:value-type="float" office:value="4112">
            <text:p>4112</text:p>
          </table:table-cell>
          <table:table-cell office:value-type="float" office:value="9420">
            <text:p>9420</text:p>
          </table:table-cell>
          <table:table-cell office:value-type="float" office:value="17640">
            <text:p>17640</text:p>
          </table:table-cell>
          <table:table-cell office:value-type="float" office:value="-278">
            <text:p>-278</text:p>
          </table:table-cell>
          <table:table-cell office:value-type="float" office:value="-163.5">
            <text:p>-163.5</text:p>
          </table:table-cell>
          <table:table-cell office:value-type="float" office:value="1063.125">
            <text:p>1063.125</text:p>
          </table:table-cell>
          <table:table-cell office:value-type="float" office:value="-0.0676070038910506">
            <text:p>-0.0676070039</text:p>
          </table:table-cell>
          <table:table-cell office:value-type="float" office:value="-0.0173566878980892">
            <text:p>-0.0173566879</text:p>
          </table:table-cell>
          <table:table-cell office:value-type="float" office:value="0.0602678571428571">
            <text:p>0.0602678571</text:p>
          </table:table-cell>
          <table:table-cell office:value-type="float" office:value="0.772334072052567">
            <text:p>0.7723340721</text:p>
          </table:table-cell>
          <table:table-cell office:value-type="float" office:value="0.93984205140168">
            <text:p>0.9398420514</text:p>
          </table:table-cell>
          <table:table-cell office:value-type="float" office:value="1.218056640625">
            <text:p>1.2180566406</text:p>
          </table:table-cell>
          <table:table-cell office:value-type="float" office:value="-9.9019775981644">
            <text:p>-9.9019775982</text:p>
          </table:table-cell>
          <table:table-cell office:value-type="float" office:value="0">
            <text:p>0</text:p>
          </table:table-cell>
          <table:table-cell office:value-type="float" office:value="11.8443022184171">
            <text:p>11.844302218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68">
            <text:p>668</text:p>
          </table:table-cell>
          <table:table-cell office:value-type="float" office:value="5872">
            <text:p>5872</text:p>
          </table:table-cell>
          <table:table-cell office:value-type="float" office:value="10760">
            <text:p>10760</text:p>
          </table:table-cell>
          <table:table-cell office:value-type="float" office:value="24210">
            <text:p>24210</text:p>
          </table:table-cell>
          <table:table-cell office:value-type="float" office:value="82">
            <text:p>82</text:p>
          </table:table-cell>
          <table:table-cell office:value-type="float" office:value="285">
            <text:p>285</text:p>
          </table:table-cell>
          <table:table-cell office:value-type="float" office:value="641.25">
            <text:p>641.25</text:p>
          </table:table-cell>
          <table:table-cell office:value-type="float" office:value="0.0139645776566757">
            <text:p>0.0139645777</text:p>
          </table:table-cell>
          <table:table-cell table:number-columns-repeated="2" office:value-type="float" office:value="0.0264869888475836">
            <text:p>0.0264869888</text:p>
          </table:table-cell>
          <table:table-cell office:value-type="float" office:value="1.04925824027946">
            <text:p>1.0492582403</text:p>
          </table:table-cell>
          <table:table-cell table:number-columns-repeated="2" office:value-type="float" office:value="1.09407951969984">
            <text:p>1.094079519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144097554006">
            <text:p>26.514409755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02">
            <text:p>502</text:p>
          </table:table-cell>
          <table:table-cell office:value-type="float" office:value="4693">
            <text:p>4693</text:p>
          </table:table-cell>
          <table:table-cell office:value-type="float" office:value="9031">
            <text:p>9031</text:p>
          </table:table-cell>
          <table:table-cell office:value-type="float" office:value="20115">
            <text:p>20115</text:p>
          </table:table-cell>
          <table:table-cell office:value-type="float" office:value="-277.875">
            <text:p>-277.875</text:p>
          </table:table-cell>
          <table:table-cell office:value-type="float" office:value="-174.75">
            <text:p>-174.75</text:p>
          </table:table-cell>
          <table:table-cell office:value-type="float" office:value="-995.625">
            <text:p>-995.625</text:p>
          </table:table-cell>
          <table:table-cell office:value-type="float" office:value="-0.0592105263157895">
            <text:p>-0.0592105263</text:p>
          </table:table-cell>
          <table:table-cell office:value-type="float" office:value="-0.0193500166094563">
            <text:p>-0.0193500166</text:p>
          </table:table-cell>
          <table:table-cell office:value-type="float" office:value="-0.049496644295302">
            <text:p>-0.0494966443</text:p>
          </table:table-cell>
          <table:table-cell office:value-type="float" office:value="0.799634695290859">
            <text:p>0.7996346953</text:p>
          </table:table-cell>
          <table:table-cell office:value-type="float" office:value="0.933008811226764">
            <text:p>0.9330088112</text:p>
          </table:table-cell>
          <table:table-cell office:value-type="float" office:value="0.831563583847574">
            <text:p>0.8315635838</text:p>
          </table:table-cell>
          <table:table-cell office:value-type="float" office:value="-11.3563867734363">
            <text:p>-11.3563867734</text:p>
          </table:table-cell>
          <table:table-cell office:value-type="float" office:value="0">
            <text:p>0</text:p>
          </table:table-cell>
          <table:table-cell office:value-type="float" office:value="-13.654417014675">
            <text:p>-13.65441701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73">
            <text:p>373</text:p>
          </table:table-cell>
          <table:table-cell office:value-type="float" office:value="3341">
            <text:p>3341</text:p>
          </table:table-cell>
          <table:table-cell office:value-type="float" office:value="7992">
            <text:p>7992</text:p>
          </table:table-cell>
          <table:table-cell office:value-type="float" office:value="17955">
            <text:p>17955</text:p>
          </table:table-cell>
          <table:table-cell office:value-type="float" office:value="-225.875">
            <text:p>-225.875</text:p>
          </table:table-cell>
          <table:table-cell office:value-type="float" office:value="30">
            <text:p>30</text:p>
          </table:table-cell>
          <table:table-cell office:value-type="float" office:value="-365.625">
            <text:p>-365.625</text:p>
          </table:table-cell>
          <table:table-cell office:value-type="float" office:value="-0.0676070038910506">
            <text:p>-0.0676070039</text:p>
          </table:table-cell>
          <table:table-cell office:value-type="float" office:value="0.00375375375375375">
            <text:p>0.0037537538</text:p>
          </table:table-cell>
          <table:table-cell office:value-type="float" office:value="-0.0203634085213033">
            <text:p>-0.0203634085</text:p>
          </table:table-cell>
          <table:table-cell office:value-type="float" office:value="0.772334072052567">
            <text:p>0.7723340721</text:p>
          </table:table-cell>
          <table:table-cell office:value-type="float" office:value="1.01316575584594">
            <text:p>1.0131657558</text:p>
          </table:table-cell>
          <table:table-cell office:value-type="float" office:value="0.929540820252385">
            <text:p>0.9295408203</text:p>
          </table:table-cell>
          <table:table-cell office:value-type="float" office:value="-9.9019775981644">
            <text:p>-9.9019775982</text:p>
          </table:table-cell>
          <table:table-cell office:value-type="float" office:value="0">
            <text:p>0</text:p>
          </table:table-cell>
          <table:table-cell office:value-type="float" office:value="-33.6910965071853">
            <text:p>-33.691096507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491">
            <text:p>491</text:p>
          </table:table-cell>
          <table:table-cell office:value-type="float" office:value="4771">
            <text:p>4771</text:p>
          </table:table-cell>
          <table:table-cell office:value-type="float" office:value="9120">
            <text:p>9120</text:p>
          </table:table-cell>
          <table:table-cell office:value-type="float" office:value="20070">
            <text:p>20070</text:p>
          </table:table-cell>
          <table:table-cell office:value-type="float" office:value="66.625">
            <text:p>66.625</text:p>
          </table:table-cell>
          <table:table-cell office:value-type="float" office:value="-95.625">
            <text:p>-95.625</text:p>
          </table:table-cell>
          <table:table-cell office:value-type="float" office:value="34.75">
            <text:p>34.75</text:p>
          </table:table-cell>
          <table:table-cell office:value-type="float" office:value="0.0139645776566757">
            <text:p>0.0139645777</text:p>
          </table:table-cell>
          <table:table-cell office:value-type="float" office:value="-0.0104851973684211">
            <text:p>-0.0104851974</text:p>
          </table:table-cell>
          <table:table-cell office:value-type="float" office:value="0.00173143996013951">
            <text:p>0.00173144</text:p>
          </table:table-cell>
          <table:table-cell office:value-type="float" office:value="1.04925824027946">
            <text:p>1.0492582403</text:p>
          </table:table-cell>
          <table:table-cell office:value-type="float" office:value="0.963517290363682">
            <text:p>0.9635172904</text:p>
          </table:table-cell>
          <table:table-cell office:value-type="float" office:value="1.00606591571379">
            <text:p>1.0060659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1372">
            <text:p>1372</text:p>
          </table:table-cell>
          <table:table-cell office:value-type="float" office:value="570">
            <text:p>570</text:p>
          </table:table-cell>
          <table:table-cell office:value-type="float" office:value="5811">
            <text:p>5811</text:p>
          </table:table-cell>
          <table:table-cell office:value-type="float" office:value="10330">
            <text:p>10330</text:p>
          </table:table-cell>
          <table:table-cell office:value-type="float" office:value="24210">
            <text:p>24210</text:p>
          </table:table-cell>
          <table:table-cell office:value-type="float" office:value="-287.625">
            <text:p>-287.625</text:p>
          </table:table-cell>
          <table:table-cell office:value-type="float" office:value="-500">
            <text:p>-500</text:p>
          </table:table-cell>
          <table:table-cell office:value-type="float" office:value="641.25">
            <text:p>641.25</text:p>
          </table:table-cell>
          <table:table-cell office:value-type="float" office:value="-0.049496644295302">
            <text:p>-0.0494966443</text:p>
          </table:table-cell>
          <table:table-cell office:value-type="float" office:value="-0.0484027105517909">
            <text:p>-0.0484027106</text:p>
          </table:table-cell>
          <table:table-cell office:value-type="float" office:value="0.0264869888475836">
            <text:p>0.0264869888</text:p>
          </table:table-cell>
          <table:table-cell office:value-type="float" office:value="0.831563583847574">
            <text:p>0.8315635838</text:p>
          </table:table-cell>
          <table:table-cell office:value-type="float" office:value="0.835182444950702">
            <text:p>0.835182445</text:p>
          </table:table-cell>
          <table:table-cell office:value-type="float" office:value="1.09407951969984">
            <text:p>1.0940795197</text:p>
          </table:table-cell>
          <table:table-cell office:value-type="float" office:value="-13.654417014675">
            <text:p>-13.6544170147</text:p>
          </table:table-cell>
          <table:table-cell office:value-type="float" office:value="-13.9709814982363">
            <text:p>-13.9709814982</text:p>
          </table:table-cell>
          <table:table-cell office:value-type="float" office:value="26.5144097554006">
            <text:p>26.514409755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31">
            <text:p>531</text:p>
          </table:table-cell>
          <table:table-cell office:value-type="float" office:value="5187">
            <text:p>5187</text:p>
          </table:table-cell>
          <table:table-cell office:value-type="float" office:value="9018">
            <text:p>9018</text:p>
          </table:table-cell>
          <table:table-cell office:value-type="float" office:value="19310">
            <text:p>19310</text:p>
          </table:table-cell>
          <table:table-cell office:value-type="float" office:value="-105.625">
            <text:p>-105.625</text:p>
          </table:table-cell>
          <table:table-cell office:value-type="float" office:value="-12.625">
            <text:p>-12.625</text:p>
          </table:table-cell>
          <table:table-cell office:value-type="float" office:value="51.5">
            <text:p>51.5</text:p>
          </table:table-cell>
          <table:table-cell office:value-type="float" office:value="-0.0203634085213033">
            <text:p>-0.0203634085</text:p>
          </table:table-cell>
          <table:table-cell office:value-type="float" office:value="-0.00139997782213351">
            <text:p>-0.0013999778</text:p>
          </table:table-cell>
          <table:table-cell office:value-type="float" office:value="0.00266701191092698">
            <text:p>0.0026670119</text:p>
          </table:table-cell>
          <table:table-cell office:value-type="float" office:value="0.929540820252385">
            <text:p>0.9295408203</text:p>
          </table:table-cell>
          <table:table-cell office:value-type="float" office:value="0.995103919100822">
            <text:p>0.9951039191</text:p>
          </table:table-cell>
          <table:table-cell office:value-type="float" office:value="1.00934848307521">
            <text:p>1.0093484831</text:p>
          </table:table-cell>
          <table:table-cell office:value-type="float" office:value="-33.6910965071853">
            <text:p>-33.69109650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7">
            <text:p>497</text:p>
          </table:table-cell>
          <table:table-cell office:value-type="float" office:value="4736">
            <text:p>4736</text:p>
          </table:table-cell>
          <table:table-cell office:value-type="float" office:value="8232">
            <text:p>8232</text:p>
          </table:table-cell>
          <table:table-cell office:value-type="float" office:value="18355">
            <text:p>18355</text:p>
          </table:table-cell>
          <table:table-cell office:value-type="float" office:value="100.5">
            <text:p>100.5</text:p>
          </table:table-cell>
          <table:table-cell office:value-type="float" office:value="496.125">
            <text:p>496.125</text:p>
          </table:table-cell>
          <table:table-cell office:value-type="float" office:value="291.375">
            <text:p>291.375</text:p>
          </table:table-cell>
          <table:table-cell office:value-type="float" office:value="0.0212204391891892">
            <text:p>0.0212204392</text:p>
          </table:table-cell>
          <table:table-cell office:value-type="float" office:value="0.0602678571428571">
            <text:p>0.0602678571</text:p>
          </table:table-cell>
          <table:table-cell office:value-type="float" office:value="0.0158744211386543">
            <text:p>0.0158744211</text:p>
          </table:table-cell>
          <table:table-cell office:value-type="float" office:value="1.07515413895935">
            <text:p>1.075154139</text:p>
          </table:table-cell>
          <table:table-cell office:value-type="float" office:value="1.218056640625">
            <text:p>1.2180566406</text:p>
          </table:table-cell>
          <table:table-cell office:value-type="float" office:value="1.05605438858841">
            <text:p>1.0560543886</text:p>
          </table:table-cell>
          <table:table-cell office:value-type="float" office:value="33.0094905050386">
            <text:p>33.009490505</text:p>
          </table:table-cell>
          <table:table-cell office:value-type="float" office:value="11.8443022184171">
            <text:p>11.8443022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11">
            <text:p>511</text:p>
          </table:table-cell>
          <table:table-cell office:value-type="float" office:value="5885">
            <text:p>5885</text:p>
          </table:table-cell>
          <table:table-cell office:value-type="float" office:value="9867">
            <text:p>9867</text:p>
          </table:table-cell>
          <table:table-cell office:value-type="float" office:value="20070">
            <text:p>20070</text:p>
          </table:table-cell>
          <table:table-cell office:value-type="float" office:value="-198.875">
            <text:p>-198.875</text:p>
          </table:table-cell>
          <table:table-cell office:value-type="float" office:value="-82.5">
            <text:p>-82.5</text:p>
          </table:table-cell>
          <table:table-cell office:value-type="float" office:value="99.75">
            <text:p>99.75</text:p>
          </table:table-cell>
          <table:table-cell office:value-type="float" office:value="-0.0337935429056924">
            <text:p>-0.0337935429</text:p>
          </table:table-cell>
          <table:table-cell office:value-type="float" office:value="-0.00836120401337793">
            <text:p>-0.008361204</text:p>
          </table:table-cell>
          <table:table-cell office:value-type="float" office:value="0.00497010463378176">
            <text:p>0.0049701046</text:p>
          </table:table-cell>
          <table:table-cell office:value-type="float" office:value="0.88396092677263">
            <text:p>0.8839609268</text:p>
          </table:table-cell>
          <table:table-cell office:value-type="float" office:value="0.970872809028982">
            <text:p>0.970872809</text:p>
          </table:table-cell>
          <table:table-cell office:value-type="float" office:value="1.01744378202077">
            <text:p>1.017443782</text:p>
          </table:table-cell>
          <table:table-cell office:value-type="float" office:value="-20.1626721774439">
            <text:p>-20.1626721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1038">
            <text:p>1038</text:p>
          </table:table-cell>
          <table:table-cell office:value-type="float" office:value="361">
            <text:p>361</text:p>
          </table:table-cell>
          <table:table-cell office:value-type="float" office:value="4342">
            <text:p>4342</text:p>
          </table:table-cell>
          <table:table-cell office:value-type="float" office:value="8664">
            <text:p>8664</text:p>
          </table:table-cell>
          <table:table-cell office:value-type="float" office:value="21645">
            <text:p>21645</text:p>
          </table:table-cell>
          <table:table-cell office:value-type="float" office:value="-55.25">
            <text:p>-55.25</text:p>
          </table:table-cell>
          <table:table-cell office:value-type="float" office:value="-396.428571428571">
            <text:p>-396.4285714286</text:p>
          </table:table-cell>
          <table:table-cell office:value-type="float" office:value="-1006.25">
            <text:p>-1006.25</text:p>
          </table:table-cell>
          <table:table-cell office:value-type="float" office:value="-0.0127245508982036">
            <text:p>-0.0127245509</text:p>
          </table:table-cell>
          <table:table-cell office:value-type="float" office:value="-0.0457558369608231">
            <text:p>-0.045755837</text:p>
          </table:table-cell>
          <table:table-cell office:value-type="float" office:value="-0.0464887964887965">
            <text:p>-0.0464887965</text:p>
          </table:table-cell>
          <table:table-cell office:value-type="float" office:value="0.955781423679587">
            <text:p>0.9557814237</text:p>
          </table:table-cell>
          <table:table-cell office:value-type="float" office:value="0.843958020004451">
            <text:p>0.84395802</text:p>
          </table:table-cell>
          <table:table-cell office:value-type="float" office:value="0.841525180359207">
            <text:p>0.8415251804</text:p>
          </table:table-cell>
          <table:table-cell office:value-type="float" office:value="0">
            <text:p>0</text:p>
          </table:table-cell>
          <table:table-cell office:value-type="float" office:value="-14.7995464719382">
            <text:p>-14.7995464719</text:p>
          </table:table-cell>
          <table:table-cell office:value-type="float" office:value="-14.5606601201127">
            <text:p>-14.560660120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57">
            <text:p>257</text:p>
          </table:table-cell>
          <table:table-cell office:value-type="float" office:value="901">
            <text:p>901</text:p>
          </table:table-cell>
          <table:table-cell office:value-type="float" office:value="257">
            <text:p>257</text:p>
          </table:table-cell>
          <table:table-cell office:value-type="float" office:value="3848">
            <text:p>3848</text:p>
          </table:table-cell>
          <table:table-cell office:value-type="float" office:value="8422">
            <text:p>8422</text:p>
          </table:table-cell>
          <table:table-cell office:value-type="float" office:value="19946">
            <text:p>19946</text:p>
          </table:table-cell>
          <table:table-cell office:value-type="float" office:value="16.875">
            <text:p>16.875</text:p>
          </table:table-cell>
          <table:table-cell office:value-type="float" office:value="-78.25">
            <text:p>-78.25</text:p>
          </table:table-cell>
          <table:table-cell office:value-type="float" office:value="123.375">
            <text:p>123.375</text:p>
          </table:table-cell>
          <table:table-cell office:value-type="float" office:value="0.00438539501039501">
            <text:p>0.004385395</text:p>
          </table:table-cell>
          <table:table-cell office:value-type="float" office:value="-0.00929114224649727">
            <text:p>-0.0092911422</text:p>
          </table:table-cell>
          <table:table-cell office:value-type="float" office:value="0.00618545071693573">
            <text:p>0.0061854507</text:p>
          </table:table-cell>
          <table:table-cell office:value-type="float" office:value="1.0153865766476">
            <text:p>1.0153865766</text:p>
          </table:table-cell>
          <table:table-cell office:value-type="float" office:value="0.967650199772779">
            <text:p>0.9676501998</text:p>
          </table:table-cell>
          <table:table-cell office:value-type="float" office:value="1.0217240667184">
            <text:p>1.02172406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3" office:value-type="float" office:value="4">
            <text:p>4</text:p>
          </table:table-cell>
          <table:table-cell office:value-type="float" office:value="982">
            <text:p>982</text:p>
          </table:table-cell>
          <table:table-cell office:value-type="float" office:value="608">
            <text:p>608</text:p>
          </table:table-cell>
          <table:table-cell office:value-type="float" office:value="367">
            <text:p>367</text:p>
          </table:table-cell>
          <table:table-cell office:value-type="float" office:value="5140">
            <text:p>5140</text:p>
          </table:table-cell>
          <table:table-cell office:value-type="float" office:value="8917">
            <text:p>8917</text:p>
          </table:table-cell>
          <table:table-cell office:value-type="float" office:value="20216">
            <text:p>20216</text:p>
          </table:table-cell>
          <table:table-cell office:value-type="float" office:value="-246">
            <text:p>-246</text:p>
          </table:table-cell>
          <table:table-cell office:value-type="float" office:value="-464.8">
            <text:p>-464.8</text:p>
          </table:table-cell>
          <table:table-cell office:value-type="float" office:value="331.125">
            <text:p>331.125</text:p>
          </table:table-cell>
          <table:table-cell office:value-type="float" office:value="-0.0478599221789883">
            <text:p>-0.0478599222</text:p>
          </table:table-cell>
          <table:table-cell office:value-type="float" office:value="-0.052125154199843">
            <text:p>-0.0521251542</text:p>
          </table:table-cell>
          <table:table-cell office:value-type="float" office:value="0.0163793529877325">
            <text:p>0.016379353</text:p>
          </table:table-cell>
          <table:table-cell office:value-type="float" office:value="0.836979793789459">
            <text:p>0.8369797938</text:p>
          </table:table-cell>
          <table:table-cell office:value-type="float" office:value="0.82288734243325">
            <text:p>0.8228873424</text:p>
          </table:table-cell>
          <table:table-cell office:value-type="float" office:value="1.05785357053749">
            <text:p>1.0578535705</text:p>
          </table:table-cell>
          <table:table-cell office:value-type="float" office:value="-14.1334250155495">
            <text:p>-14.1334250155</text:p>
          </table:table-cell>
          <table:table-cell office:value-type="float" office:value="-12.9480826796571">
            <text:p>-12.9480826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3" office:value-type="float" office:value="4">
            <text:p>4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688">
            <text:p>4688</text:p>
          </table:table-cell>
          <table:table-cell office:value-type="float" office:value="8195">
            <text:p>8195</text:p>
          </table:table-cell>
          <table:table-cell office:value-type="float" office:value="18438">
            <text:p>18438</text:p>
          </table:table-cell>
          <table:table-cell office:value-type="float" office:value="-260.714285714286">
            <text:p>-260.7142857143</text:p>
          </table:table-cell>
          <table:table-cell office:value-type="float" office:value="-181.25">
            <text:p>-181.25</text:p>
          </table:table-cell>
          <table:table-cell office:value-type="float" office:value="-585.857142857143">
            <text:p>-585.8571428571</text:p>
          </table:table-cell>
          <table:table-cell office:value-type="float" office:value="-0.0556131155533886">
            <text:p>-0.0556131156</text:p>
          </table:table-cell>
          <table:table-cell office:value-type="float" office:value="-0.0221171446003661">
            <text:p>-0.0221171446</text:p>
          </table:table-cell>
          <table:table-cell office:value-type="float" office:value="-0.0317744409836828">
            <text:p>-0.031774441</text:p>
          </table:table-cell>
          <table:table-cell office:value-type="float" office:value="0.811416020061387">
            <text:p>0.8114160201</text:p>
          </table:table-cell>
          <table:table-cell office:value-type="float" office:value="0.923548763345855">
            <text:p>0.9235487633</text:p>
          </table:table-cell>
          <table:table-cell office:value-type="float" office:value="0.890768302152768">
            <text:p>0.8907683022</text:p>
          </table:table-cell>
          <table:table-cell office:value-type="float" office:value="-12.1138572932827">
            <text:p>-12.1138572933</text:p>
          </table:table-cell>
          <table:table-cell office:value-type="float" office:value="-30.9919477566415">
            <text:p>-30.9919477566</text:p>
          </table:table-cell>
          <table:table-cell office:value-type="float" office:value="-21.4661757726194">
            <text:p>-21.466175772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58">
            <text:p>958</text:p>
          </table:table-cell>
          <table:table-cell office:value-type="float" office:value="613">
            <text:p>613</text:p>
          </table:table-cell>
          <table:table-cell office:value-type="float" office:value="399">
            <text:p>399</text:p>
          </table:table-cell>
          <table:table-cell office:value-type="float" office:value="4109">
            <text:p>4109</text:p>
          </table:table-cell>
          <table:table-cell office:value-type="float" office:value="7524">
            <text:p>7524</text:p>
          </table:table-cell>
          <table:table-cell office:value-type="float" office:value="18792">
            <text:p>18792</text:p>
          </table:table-cell>
          <table:table-cell office:value-type="float" office:value="-242.166666666667">
            <text:p>-242.1666666667</text:p>
          </table:table-cell>
          <table:table-cell office:value-type="float" office:value="-527.6">
            <text:p>-527.6</text:p>
          </table:table-cell>
          <table:table-cell office:value-type="float" office:value="0">
            <text:p>0</text:p>
          </table:table-cell>
          <table:table-cell office:value-type="float" office:value="-0.058935669668208">
            <text:p>-0.0589356697</text:p>
          </table:table-cell>
          <table:table-cell office:value-type="float" office:value="-0.0701222753854333">
            <text:p>-0.0701222754</text:p>
          </table:table-cell>
          <table:table-cell office:value-type="float" office:value="0">
            <text:p>0</text:p>
          </table:table-cell>
          <table:table-cell office:value-type="float" office:value="0.800533045953383">
            <text:p>0.800533046</text:p>
          </table:table-cell>
          <table:table-cell office:value-type="float" office:value="0.764209617821235">
            <text:p>0.7642096178</text:p>
          </table:table-cell>
          <table:table-cell office:value-type="float" office:value="1.07">
            <text:p>1.07</text:p>
          </table:table-cell>
          <table:table-cell office:value-type="float" office:value="-11.4109988560587">
            <text:p>-11.4109988561</text:p>
          </table:table-cell>
          <table:table-cell office:value-type="float" office:value="-9.53406317197924">
            <text:p>-9.534063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25">
            <text:p>925</text:p>
          </table:table-cell>
          <table:table-cell table:number-columns-repeated="2" office:value-type="float" office:value="392">
            <text:p>392</text:p>
          </table:table-cell>
          <table:table-cell office:value-type="float" office:value="4072">
            <text:p>4072</text:p>
          </table:table-cell>
          <table:table-cell office:value-type="float" office:value="7440">
            <text:p>7440</text:p>
          </table:table-cell>
          <table:table-cell office:value-type="float" office:value="19152">
            <text:p>19152</text:p>
          </table:table-cell>
          <table:table-cell office:value-type="float" office:value="-202.2">
            <text:p>-202.2</text:p>
          </table:table-cell>
          <table:table-cell office:value-type="float" office:value="-456.25">
            <text:p>-456.25</text:p>
          </table:table-cell>
          <table:table-cell office:value-type="float" office:value="0">
            <text:p>0</text:p>
          </table:table-cell>
          <table:table-cell office:value-type="float" office:value="-0.0496561886051081">
            <text:p>-0.0496561886</text:p>
          </table:table-cell>
          <table:table-cell office:value-type="float" office:value="-0.0613239247311828">
            <text:p>-0.0613239247</text:p>
          </table:table-cell>
          <table:table-cell office:value-type="float" office:value="0">
            <text:p>0</text:p>
          </table:table-cell>
          <table:table-cell office:value-type="float" office:value="0.831036184533023">
            <text:p>0.8310361845</text:p>
          </table:table-cell>
          <table:table-cell office:value-type="float" office:value="0.792737085979954">
            <text:p>0.792737086</text:p>
          </table:table-cell>
          <table:table-cell office:value-type="float" office:value="1.07">
            <text:p>1.07</text:p>
          </table:table-cell>
          <table:table-cell office:value-type="float" office:value="-13.6094130047836">
            <text:p>-13.6094130048</text:p>
          </table:table-cell>
          <table:table-cell office:value-type="float" office:value="-10.9528178052997">
            <text:p>-10.9528178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table:number-columns-repeated="3" office:value-type="float" office:value="5">
            <text:p>5</text:p>
          </table:table-cell>
          <table:table-cell office:value-type="float" office:value="1048">
            <text:p>1048</text:p>
          </table:table-cell>
          <table:table-cell table:number-columns-repeated="2" office:value-type="float" office:value="538">
            <text:p>538</text:p>
          </table:table-cell>
          <table:table-cell office:value-type="float" office:value="3815">
            <text:p>3815</text:p>
          </table:table-cell>
          <table:table-cell office:value-type="float" office:value="7224">
            <text:p>7224</text:p>
          </table:table-cell>
          <table:table-cell office:value-type="float" office:value="19519">
            <text:p>19519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0">
            <text:p>180</text:p>
          </table:table-cell>
          <table:table-cell office:value-type="float" office:value="5789.8">
            <text:p>5789.8</text:p>
          </table:table-cell>
          <table:table-cell office:value-type="float" office:value="19483.4">
            <text:p>19483.4</text:p>
          </table:table-cell>
          <table:table-cell office:value-type="float" office:value="10.152">
            <text:p>10.152</text:p>
          </table:table-cell>
          <table:table-cell table:number-columns-repeated="3" office:value-type="float" office:value="5">
            <text:p>5</text:p>
          </table:table-cell>
          <table:table-cell office:value-type="float" office:value="821">
            <text:p>821</text:p>
          </table:table-cell>
          <table:table-cell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3573">
            <text:p>3573</text:p>
          </table:table-cell>
          <table:table-cell office:value-type="float" office:value="7060">
            <text:p>7060</text:p>
          </table:table-cell>
          <table:table-cell office:value-type="float" office:value="19893">
            <text:p>19893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04">
            <text:p>1.04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63.6">
            <text:p>163.6</text:p>
          </table:table-cell>
          <table:table-cell office:value-type="float" office:value="5524">
            <text:p>5524</text:p>
          </table:table-cell>
          <table:table-cell office:value-type="float" office:value="21471.8">
            <text:p>21471.8</text:p>
          </table:table-cell>
          <table:table-cell office:value-type="float" office:value="9.446">
            <text:p>9.44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63">
            <text:p>763</text:p>
          </table:table-cell>
          <table:table-cell office:value-type="float" office:value="296">
            <text:p>296</text:p>
          </table:table-cell>
          <table:table-cell office:value-type="float" office:value="3347">
            <text:p>3347</text:p>
          </table:table-cell>
          <table:table-cell office:value-type="float" office:value="6987">
            <text:p>6987</text:p>
          </table:table-cell>
          <table:table-cell office:value-type="float" office:value="20275">
            <text:p>20275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date" office:date-value="2021-05-01">
            <text:p>05/01/21</text:p>
          </table:table-cell>
          <table:table-cell office:value-type="float" office:value="161">
            <text:p>161</text:p>
          </table:table-cell>
          <table:table-cell office:value-type="float" office:value="5191">
            <text:p>5191</text:p>
          </table:table-cell>
          <table:table-cell office:value-type="float" office:value="21112">
            <text:p>21112</text:p>
          </table:table-cell>
          <table:table-cell office:value-type="float" office:value="9.24">
            <text:p>9.24</text:p>
          </table:table-cell>
          <table:table-cell office:value-type="float" office:value="157.5">
            <text:p>157.5</text:p>
          </table:table-cell>
          <table:table-cell office:value-type="float" office:value="5428.25">
            <text:p>5428.25</text:p>
          </table:table-cell>
          <table:table-cell office:value-type="float" office:value="22142.5">
            <text:p>22142.5</text:p>
          </table:table-cell>
          <table:table-cell office:value-type="float" office:value="9.555">
            <text:p>9.555</text:p>
          </table:table-cell>
          <table:table-cell table:number-columns-repeated="3" office:value-type="float" office:value="5">
            <text:p>5</text:p>
          </table:table-cell>
          <table:table-cell office:value-type="float" office:value="897">
            <text:p>897</text:p>
          </table:table-cell>
          <table:table-cell table:number-columns-repeated="2" office:value-type="float" office:value="446">
            <text:p>446</text:p>
          </table:table-cell>
          <table:table-cell office:value-type="float" office:value="3136">
            <text:p>3136</text:p>
          </table:table-cell>
          <table:table-cell office:value-type="float" office:value="6944">
            <text:p>6944</text:p>
          </table:table-cell>
          <table:table-cell office:value-type="float" office:value="20664">
            <text:p>20664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date" office:date-value="2021-05-02">
            <text:p>05/02/21</text:p>
          </table:table-cell>
          <table:table-cell office:value-type="float" office:value="101">
            <text:p>101</text:p>
          </table:table-cell>
          <table:table-cell office:value-type="float" office:value="5031">
            <text:p>5031</text:p>
          </table:table-cell>
          <table:table-cell office:value-type="float" office:value="21331">
            <text:p>21331</text:p>
          </table:table-cell>
          <table:table-cell office:value-type="float" office:value="7.47">
            <text:p>7.47</text:p>
          </table:table-cell>
          <table:table-cell office:value-type="float" office:value="148">
            <text:p>148</text:p>
          </table:table-cell>
          <table:table-cell office:value-type="float" office:value="5386.33333333333">
            <text:p>5386.3333333333</text:p>
          </table:table-cell>
          <table:table-cell office:value-type="float" office:value="22063.6666666667">
            <text:p>22063.6666666667</text:p>
          </table:table-cell>
          <table:table-cell office:value-type="float" office:value="8.89">
            <text:p>8.8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22">
            <text:p>922</text:p>
          </table:table-cell>
          <table:table-cell office:value-type="float" office:value="481">
            <text:p>481</text:p>
          </table:table-cell>
          <table:table-cell office:value-type="float" office:value="2938">
            <text:p>2938</text:p>
          </table:table-cell>
          <table:table-cell office:value-type="float" office:value="6710">
            <text:p>6710</text:p>
          </table:table-cell>
          <table:table-cell office:value-type="float" office:value="21060">
            <text:p>21060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-10">
            <text:p>-10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1">
            <text:p>31.1</text:p>
          </table:table-cell>
          <table:table-cell office:value-type="float" office:value="38.4">
            <text:p>38.4</text:p>
          </table:table-cell>
          <table:table-cell office:value-type="float" office:value="52.2">
            <text:p>52.2</text:p>
          </table:table-cell>
          <table:table-cell office:value-type="float" office:value="29825">
            <text:p>29825</text:p>
          </table:table-cell>
          <table:table-cell office:value-type="float" office:value="29896">
            <text:p>29896</text:p>
          </table:table-cell>
          <table:table-cell office:value-type="float" office:value="30735">
            <text:p>307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2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2:01:52.44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295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300">
                <text:p>18300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942">
                <text:p>19942</text:p>
              </table:table-cell>
              <table:table-cell office:value-type="float" office:value="27387">
                <text:p>2738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069">
                <text:p>20069</text:p>
              </table:table-cell>
              <table:table-cell office:value-type="float" office:value="28537">
                <text:p>2853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8791">
                <text:p>18791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445">
                <text:p>14445</text:p>
              </table:table-cell>
              <table:table-cell office:value-type="float" office:value="20264">
                <text:p>20264</text:p>
              </table:table-cell>
              <table:table-cell office:value-type="float" office:value="34057">
                <text:p>3405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740">
                <text:p>15740</text:p>
              </table:table-cell>
              <table:table-cell office:value-type="float" office:value="21460">
                <text:p>21460</text:p>
              </table:table-cell>
              <table:table-cell office:value-type="float" office:value="36009">
                <text:p>3600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60">
                <text:p>15760</text:p>
              </table:table-cell>
              <table:table-cell office:value-type="float" office:value="21415">
                <text:p>21415</text:p>
              </table:table-cell>
              <table:table-cell office:value-type="float" office:value="35732">
                <text:p>3573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4942">
                <text:p>14942</text:p>
              </table:table-cell>
              <table:table-cell office:value-type="float" office:value="22816">
                <text:p>22816</text:p>
              </table:table-cell>
              <table:table-cell office:value-type="float" office:value="37762">
                <text:p>3776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453">
                <text:p>14453</text:p>
              </table:table-cell>
              <table:table-cell office:value-type="float" office:value="24360">
                <text:p>24360</text:p>
              </table:table-cell>
              <table:table-cell office:value-type="float" office:value="39059">
                <text:p>3905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939">
                <text:p>15939</text:p>
              </table:table-cell>
              <table:table-cell office:value-type="float" office:value="26705">
                <text:p>26705</text:p>
              </table:table-cell>
              <table:table-cell office:value-type="float" office:value="40984">
                <text:p>4098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862">
                <text:p>16862</text:p>
              </table:table-cell>
              <table:table-cell office:value-type="float" office:value="26794">
                <text:p>26794</text:p>
              </table:table-cell>
              <table:table-cell office:value-type="float" office:value="44139">
                <text:p>4413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989">
                <text:p>17989</text:p>
              </table:table-cell>
              <table:table-cell office:value-type="float" office:value="28102">
                <text:p>28102</text:p>
              </table:table-cell>
              <table:table-cell office:value-type="float" office:value="46631">
                <text:p>4663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9964">
                <text:p>19964</text:p>
              </table:table-cell>
              <table:table-cell office:value-type="float" office:value="29120">
                <text:p>29120</text:p>
              </table:table-cell>
              <table:table-cell office:value-type="float" office:value="45842">
                <text:p>4584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186">
                <text:p>21186</text:p>
              </table:table-cell>
              <table:table-cell office:value-type="float" office:value="30573">
                <text:p>30573</text:p>
              </table:table-cell>
              <table:table-cell office:value-type="float" office:value="43984">
                <text:p>4398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256">
                <text:p>21256</text:p>
              </table:table-cell>
              <table:table-cell office:value-type="float" office:value="32774">
                <text:p>32774</text:p>
              </table:table-cell>
              <table:table-cell office:value-type="float" office:value="44264">
                <text:p>442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90">
                <text:p>22090</text:p>
              </table:table-cell>
              <table:table-cell office:value-type="float" office:value="33700">
                <text:p>33700</text:p>
              </table:table-cell>
              <table:table-cell office:value-type="float" office:value="46415">
                <text:p>4641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3966">
                <text:p>33966</text:p>
              </table:table-cell>
              <table:table-cell office:value-type="float" office:value="45854">
                <text:p>4585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178">
                <text:p>24178</text:p>
              </table:table-cell>
              <table:table-cell office:value-type="float" office:value="32682">
                <text:p>32682</text:p>
              </table:table-cell>
              <table:table-cell office:value-type="float" office:value="48138">
                <text:p>481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816">
                <text:p>25816</text:p>
              </table:table-cell>
              <table:table-cell office:value-type="float" office:value="33000">
                <text:p>33000</text:p>
              </table:table-cell>
              <table:table-cell office:value-type="float" office:value="50083">
                <text:p>5008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65">
                <text:p>26765</text:p>
              </table:table-cell>
              <table:table-cell office:value-type="float" office:value="34784">
                <text:p>34784</text:p>
              </table:table-cell>
              <table:table-cell office:value-type="float" office:value="48455">
                <text:p>4845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395">
                <text:p>25395</text:p>
              </table:table-cell>
              <table:table-cell office:value-type="float" office:value="33642">
                <text:p>33642</text:p>
              </table:table-cell>
              <table:table-cell office:value-type="float" office:value="45953">
                <text:p>4595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630">
                <text:p>23630</text:p>
              </table:table-cell>
              <table:table-cell office:value-type="float" office:value="32392">
                <text:p>32392</text:p>
              </table:table-cell>
              <table:table-cell office:value-type="float" office:value="47645">
                <text:p>476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592">
                <text:p>24592</text:p>
              </table:table-cell>
              <table:table-cell office:value-type="float" office:value="32948">
                <text:p>32948</text:p>
              </table:table-cell>
              <table:table-cell office:value-type="float" office:value="50083">
                <text:p>5008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212">
                <text:p>25212</text:p>
              </table:table-cell>
              <table:table-cell office:value-type="float" office:value="33897">
                <text:p>33897</text:p>
              </table:table-cell>
              <table:table-cell office:value-type="float" office:value="48295">
                <text:p>4829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544">
                <text:p>33544</text:p>
              </table:table-cell>
              <table:table-cell office:value-type="float" office:value="48458">
                <text:p>4845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365">
                <text:p>34365</text:p>
              </table:table-cell>
              <table:table-cell office:value-type="float" office:value="50225">
                <text:p>5022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837">
                <text:p>35837</text:p>
              </table:table-cell>
              <table:table-cell office:value-type="float" office:value="52569">
                <text:p>52569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4796">
                <text:p>24796</text:p>
              </table:table-cell>
              <table:table-cell office:value-type="float" office:value="33835">
                <text:p>33835</text:p>
              </table:table-cell>
              <table:table-cell office:value-type="float" office:value="49972">
                <text:p>4997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298">
                <text:p>34298</text:p>
              </table:table-cell>
              <table:table-cell office:value-type="float" office:value="49948">
                <text:p>4994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308">
                <text:p>35308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5936">
                <text:p>35936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379">
                <text:p>35379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549">
                <text:p>26549</text:p>
              </table:table-cell>
              <table:table-cell office:value-type="float" office:value="34690">
                <text:p>3469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498">
                <text:p>24498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74">
                <text:p>3427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246">
                <text:p>22246</text:p>
              </table:table-cell>
              <table:table-cell office:value-type="float" office:value="33458">
                <text:p>33458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140">
                <text:p>22140</text:p>
              </table:table-cell>
              <table:table-cell office:value-type="float" office:value="31110">
                <text:p>31110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2">
                <text:p>49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430">
                <text:p>30430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1803">
                <text:p>21803</text:p>
              </table:table-cell>
              <table:table-cell office:value-type="float" office:value="29354">
                <text:p>29354</text:p>
              </table:table-cell>
              <table:table-cell office:value-type="float" office:value="44727">
                <text:p>4472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080">
                <text:p>22080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8240">
                <text:p>28240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145">
                <text:p>20145</text:p>
              </table:table-cell>
              <table:table-cell office:value-type="float" office:value="27476">
                <text:p>27476</text:p>
              </table:table-cell>
              <table:table-cell office:value-type="float" office:value="39150">
                <text:p>3915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9854">
                <text:p>19854</text:p>
              </table:table-cell>
              <table:table-cell office:value-type="float" office:value="27254">
                <text:p>27254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8278">
                <text:p>18278</text:p>
              </table:table-cell>
              <table:table-cell office:value-type="float" office:value="27416">
                <text:p>27416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905">
                <text:p>15905</text:p>
              </table:table-cell>
              <table:table-cell office:value-type="float" office:value="26498">
                <text:p>26498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936">
                <text:p>12936</text:p>
              </table:table-cell>
              <table:table-cell office:value-type="float" office:value="22785">
                <text:p>22785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21782">
                <text:p>21782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21106">
                <text:p>21106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9926">
                <text:p>19926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7280">
                <text:p>17280</text:p>
              </table:table-cell>
              <table:table-cell office:value-type="float" office:value="35325">
                <text:p>3532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6694">
                <text:p>16694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120">
                <text:p>9120</text:p>
              </table:table-cell>
              <table:table-cell office:value-type="float" office:value="17368">
                <text:p>17368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5426">
                <text:p>15426</text:p>
              </table:table-cell>
              <table:table-cell office:value-type="float" office:value="27210">
                <text:p>27210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049">
                <text:p>13049</text:p>
              </table:table-cell>
              <table:table-cell office:value-type="float" office:value="22365">
                <text:p>2236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3257">
                <text:p>13257</text:p>
              </table:table-cell>
              <table:table-cell office:value-type="float" office:value="22995">
                <text:p>2299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776">
                <text:p>5776</text:p>
              </table:table-cell>
              <table:table-cell office:value-type="float" office:value="11505">
                <text:p>11505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9911">
                <text:p>9911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0944">
                <text:p>10944</text:p>
              </table:table-cell>
              <table:table-cell office:value-type="float" office:value="22365">
                <text:p>2236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152">
                <text:p>7152</text:p>
              </table:table-cell>
              <table:table-cell office:value-type="float" office:value="11820">
                <text:p>11820</text:p>
              </table:table-cell>
              <table:table-cell office:value-type="float" office:value="22995">
                <text:p>2299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0089">
                <text:p>10089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9420">
                <text:p>942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0760">
                <text:p>10760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4693">
                <text:p>4693</text:p>
              </table:table-cell>
              <table:table-cell office:value-type="float" office:value="9031">
                <text:p>9031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3341">
                <text:p>3341</text:p>
              </table:table-cell>
              <table:table-cell office:value-type="float" office:value="7992">
                <text:p>7992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4771">
                <text:p>4771</text:p>
              </table:table-cell>
              <table:table-cell office:value-type="float" office:value="9120">
                <text:p>9120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811">
                <text:p>5811</text:p>
              </table:table-cell>
              <table:table-cell office:value-type="float" office:value="10330">
                <text:p>10330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5187">
                <text:p>5187</text:p>
              </table:table-cell>
              <table:table-cell office:value-type="float" office:value="9018">
                <text:p>9018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736">
                <text:p>4736</text:p>
              </table:table-cell>
              <table:table-cell office:value-type="float" office:value="8232">
                <text:p>8232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5885">
                <text:p>5885</text:p>
              </table:table-cell>
              <table:table-cell office:value-type="float" office:value="9867">
                <text:p>9867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4342">
                <text:p>4342</text:p>
              </table:table-cell>
              <table:table-cell office:value-type="float" office:value="8664">
                <text:p>8664</text:p>
              </table:table-cell>
              <table:table-cell office:value-type="float" office:value="21645">
                <text:p>2164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848">
                <text:p>3848</text:p>
              </table:table-cell>
              <table:table-cell office:value-type="float" office:value="8422">
                <text:p>8422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140">
                <text:p>5140</text:p>
              </table:table-cell>
              <table:table-cell office:value-type="float" office:value="8917">
                <text:p>8917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4688">
                <text:p>4688</text:p>
              </table:table-cell>
              <table:table-cell office:value-type="float" office:value="8195">
                <text:p>8195</text:p>
              </table:table-cell>
              <table:table-cell office:value-type="float" office:value="18438">
                <text:p>1843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4109">
                <text:p>4109</text:p>
              </table:table-cell>
              <table:table-cell office:value-type="float" office:value="7524">
                <text:p>7524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4072">
                <text:p>4072</text:p>
              </table:table-cell>
              <table:table-cell office:value-type="float" office:value="7440">
                <text:p>7440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3815">
                <text:p>3815</text:p>
              </table:table-cell>
              <table:table-cell office:value-type="float" office:value="7224">
                <text:p>7224</text:p>
              </table:table-cell>
              <table:table-cell office:value-type="float" office:value="19519">
                <text:p>19519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3573">
                <text:p>3573</text:p>
              </table:table-cell>
              <table:table-cell office:value-type="float" office:value="7060">
                <text:p>7060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3347">
                <text:p>3347</text:p>
              </table:table-cell>
              <table:table-cell office:value-type="float" office:value="6987">
                <text:p>6987</text:p>
              </table:table-cell>
              <table:table-cell office:value-type="float" office:value="20275">
                <text:p>20275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3136">
                <text:p>3136</text:p>
              </table:table-cell>
              <table:table-cell office:value-type="float" office:value="6944">
                <text:p>6944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2938">
                <text:p>2938</text:p>
              </table:table-cell>
              <table:table-cell office:value-type="float" office:value="6710">
                <text:p>6710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789.8">
                <text:p>5789.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5428.25">
                <text:p>5428.25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5386.33333333333">
                <text:p>5386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9.555">
                <text:p>9.555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1cm" svg:y="1.352cm" svg:width="31.37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43224458795">
                <text:p>1.0314322445879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807978711107">
                <text:p>1.1680797871110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851669741961">
                <text:p>1.1485166974196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85655941484">
                <text:p>1.072856559414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789908470621">
                <text:p>1.107899084706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732534787255">
                <text:p>1.1973253478725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132116571914">
                <text:p>1.1813211657191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9715830846656">
                <text:p>1.1971583084665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38855180754">
                <text:p>1.1743885518075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360894814581">
                <text:p>1.1636089481458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249247486555">
                <text:p>1.1424924748655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570236159808">
                <text:p>1.1957023615980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743621929151">
                <text:p>1.074362192915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312833650668">
                <text:p>1.131283365066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966684385616">
                <text:p>1.0796668438561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700193660804">
                <text:p>1.0770019366080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1345242134958">
                <text:p>1.0134524213495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6338401932591">
                <text:p>1.0633840193259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609128674324">
                <text:p>1.0660912867432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893928781273">
                <text:p>1.089392878127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7506330831883">
                <text:p>1.0750633083188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582110708213">
                <text:p>1.0458211070821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6022731275245">
                <text:p>1.060227312752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588362971911">
                <text:p>1.058836297191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633070548117">
                <text:p>1.0063307054811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99843493067884">
                <text:p>0.99984349306788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5588782991384">
                <text:p>0.96558878299138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0843601894814">
                <text:p>0.98084360189481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1067653822677">
                <text:p>0.97106765382267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1192569368">
                <text:p>1.042119256936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81961563381026">
                <text:p>0.98196156338102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771884153388">
                <text:p>1.0577188415338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343966474684">
                <text:p>1.0034396647468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97307633210399">
                <text:p>0.89730763321039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739654142702">
                <text:p>0.9317396541427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1463702517103">
                <text:p>1.0146370251710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9160572396613">
                <text:p>0.90916057239661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6783026741544">
                <text:p>0.89678302674154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7301409737675">
                <text:p>0.97730140973767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79793816629731">
                <text:p>0.97979381662973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67559604530765">
                <text:p>0.9675596045307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6752563740712">
                <text:p>0.9467525637407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845974740237463">
                <text:p>0.84597474023746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4007284293649">
                <text:p>0.924007284293649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9093946297533">
                <text:p>0.90909394629753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53003221616381">
                <text:p>0.85300322161638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2421482075314">
                <text:p>0.96242148207531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39556626293227">
                <text:p>0.939556626293227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13144786009905">
                <text:p>0.91314478600990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41286684727268">
                <text:p>0.74128668472726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42872367735393">
                <text:p>0.742872367735393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16119768407893">
                <text:p>0.81611976840789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72613580847287">
                <text:p>0.97261358084728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678096823495917">
                <text:p>0.67809682349591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625498093993072">
                <text:p>0.62549809399307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63238136248813">
                <text:p>0.863238136248813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07590089054869">
                <text:p>0.80759008905486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2758459277582">
                <text:p>0.82275845927758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63517290363682">
                <text:p>0.96351729036368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1891025599732">
                <text:p>0.9189102559973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04659875390568">
                <text:p>0.80465987539056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3984205140168">
                <text:p>0.9398420514016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9407951969984">
                <text:p>1.0940795196998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933008811226764">
                <text:p>0.933008811226764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.01316575584594">
                <text:p>1.01316575584594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63517290363682">
                <text:p>0.9635172903636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35182444950702">
                <text:p>0.83518244495070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95103919100822">
                <text:p>0.99510391910082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218056640625">
                <text:p>1.21805664062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70872809028982">
                <text:p>0.970872809028982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43958020004451">
                <text:p>0.843958020004451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967650199772779">
                <text:p>0.96765019977277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2288734243325">
                <text:p>0.8228873424332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923548763345855">
                <text:p>0.923548763345855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764209617821235">
                <text:p>0.76420961782123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792737085979954">
                <text:p>0.79273708597995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483.4">
                <text:p>19483.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471.8">
                <text:p>21471.8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2142.5">
                <text:p>22142.5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22063.6666666667">
                <text:p>2206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